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P2" style:family="paragraph" style:parent-style-name="Standard">
      <style:paragraph-properties fo:text-align="center" fo:break-before="auto" fo:line-height="100%" style:writing-mode="lr-tb"/>
      <style:text-properties fo:color="#ff0000" fo:font-size="14pt" style:font-size-asian="14pt" style:font-size-complex="14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00%" style:writing-mode="lr-tb"/>
      <style:text-properties fo:color="#ff0000" fo:font-size="14pt" style:font-size-asian="14pt" style:font-size-complex="14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00%" style:writing-mode="lr-tb"/>
      <style:text-properties fo:color="#ff0000" fo:font-size="14pt" style:font-size-asian="14pt" style:font-size-complex="14pt" fo:font-weight="bold" style:font-weight-asian="bold" style:font-weight-complex="bold"/>
    </style:style>
    <style:style style:name="P5" style:family="paragraph" style:parent-style-name="Standard">
      <style:paragraph-properties fo:text-align="right" fo:break-before="auto" fo:line-height="100%" style:writing-mode="lr-tb"/>
    </style:style>
    <style:style style:name="T5_1" style:family="text">
      <style:text-properties fo:font-size="48pt" style:font-size-asian="48pt" style:font-size-complex="48pt" fo:font-weight="bold" style:font-weight-asian="bold" style:font-weight-complex="bold"/>
    </style:style>
    <style:style style:name="T5_2" style:family="text">
      <style:text-properties fo:font-size="48pt" style:font-size-asian="48pt" style:font-size-complex="48pt" fo:font-weight="bold" style:font-weight-asian="bold" style:font-weight-complex="bold"/>
    </style:style>
    <style:style style:name="T5_3" style:family="text">
      <style:text-properties fo:font-size="48pt" style:font-size-asian="48pt" style:font-size-complex="48pt" fo:font-weight="bold" style:font-weight-asian="bold" style:font-weight-complex="bold"/>
    </style:style>
    <style:style style:name="T5_4" style:family="text">
      <style:text-properties fo:font-size="48pt" style:font-size-asian="48pt" style:font-size-complex="48pt" fo:font-weight="bold" style:font-weight-asian="bold" style:font-weight-complex="bold"/>
    </style:style>
    <style:style style:name="T5_5" style:family="text">
      <style:text-properties fo:font-size="48pt" style:font-size-asian="48pt" style:font-size-complex="48pt" fo:font-weight="bold" style:font-weight-asian="bold" style:font-weight-complex="bold"/>
    </style:style>
    <style:style style:name="P6" style:family="paragraph" style:parent-style-name="Standard">
      <style:paragraph-properties fo:text-align="right" fo:break-before="auto" fo:line-height="100%" style:writing-mode="lr-tb"/>
      <style:text-properties fo:font-size="24pt" style:font-size-asian="24pt" style:font-size-complex="24pt" fo:font-weight="bold" style:font-weight-asian="bold" style:font-weight-complex="bold"/>
    </style:style>
    <style:style style:name="P7" style:family="paragraph" style:parent-style-name="Standard">
      <style:paragraph-properties fo:text-align="right" fo:break-before="auto" fo:line-height="100%" style:writing-mode="lr-tb"/>
    </style:style>
    <style:style style:name="T7_1" style:family="text">
      <style:text-properties fo:font-size="30pt" style:font-size-asian="30pt" style:font-size-complex="30pt" fo:font-weight="bold" style:font-weight-asian="bold" style:font-weight-complex="bold"/>
    </style:style>
    <style:style style:name="P8" style:family="paragraph" style:parent-style-name="Standard">
      <style:paragraph-properties fo:text-align="right" fo:break-before="auto" fo:line-height="100%" style:writing-mode="lr-tb"/>
    </style:style>
    <style:style style:name="T8_1" style:family="text">
      <style:text-properties fo:font-size="36pt" style:font-size-asian="36pt" style:font-size-complex="36pt" fo:font-weight="bold" style:font-weight-asian="bold" style:font-weight-complex="bold"/>
    </style:style>
    <style:style style:name="T8_2" style:family="text">
      <style:text-properties fo:font-size="36pt" style:font-size-asian="36pt" style:font-size-complex="36pt" fo:font-weight="bold" style:font-weight-asian="bold" style:font-weight-complex="bold"/>
    </style:style>
    <style:style style:name="T8_3" style:family="text">
      <style:text-properties fo:font-size="36pt" style:font-size-asian="36pt" style:font-size-complex="36pt" fo:font-weight="bold" style:font-weight-asian="bold" style:font-weight-complex="bold"/>
    </style:style>
    <style:style style:name="T8_4" style:family="text">
      <style:text-properties fo:font-size="36pt" style:font-size-asian="36pt" style:font-size-complex="36pt" fo:font-weight="bold" style:font-weight-asian="bold" style:font-weight-complex="bold"/>
    </style:style>
    <style:style style:name="T8_5" style:family="text">
      <style:text-properties fo:font-size="36pt" style:font-size-asian="36pt" style:font-size-complex="36pt" fo:font-weight="bold" style:font-weight-asian="bold" style:font-weight-complex="bold"/>
    </style:style>
    <style:style style:name="P9" style:family="paragraph" style:parent-style-name="Standard">
      <style:paragraph-properties fo:text-align="right" fo:break-before="auto" fo:line-height="100%" style:writing-mode="lr-tb"/>
      <style:text-properties fo:font-size="36pt" style:font-size-asian="36pt" style:font-size-complex="36pt" fo:font-weight="bold" style:font-weight-asian="bold" style:font-weight-complex="bold"/>
    </style:style>
    <style:style style:name="P10" style:family="paragraph" style:parent-style-name="Standard">
      <style:paragraph-properties fo:text-align="right" fo:break-before="auto" fo:line-height="100%" style:writing-mode="lr-tb"/>
      <style:text-properties fo:font-size="18pt" style:font-size-asian="18pt" style:font-size-complex="18pt" fo:font-weight="bold" style:font-weight-asian="bold" style:font-weight-complex="bold"/>
    </style:style>
    <style:style style:name="P11" style:family="paragraph" style:parent-style-name="Standard">
      <style:paragraph-properties fo:text-align="right" fo:break-before="auto" fo:line-height="100%" style:writing-mode="lr-tb"/>
    </style:style>
    <style:style style:name="T11_1" style:family="text">
      <style:text-properties fo:font-size="24pt" style:font-size-asian="24pt" style:font-size-complex="24pt" fo:font-weight="bold" style:font-weight-asian="bold" style:font-weight-complex="bold"/>
    </style:style>
    <style:style style:name="T11_2" style:family="text">
      <style:text-properties fo:font-size="24pt" style:font-size-asian="24pt" style:font-size-complex="24pt" fo:font-weight="bold" style:font-weight-asian="bold" style:font-weight-complex="bold"/>
    </style:style>
    <style:style style:name="T11_3" style:family="text">
      <style:text-properties fo:font-size="24pt" style:font-size-asian="24pt" style:font-size-complex="24pt" fo:font-weight="bold" style:font-weight-asian="bold" style:font-weight-complex="bold"/>
    </style:style>
    <style:style style:name="T11_4" style:family="text">
      <style:text-properties fo:font-size="24pt" style:font-size-asian="24pt" style:font-size-complex="24pt" fo:font-weight="bold" style:font-weight-asian="bold" style:font-weight-complex="bold"/>
    </style:style>
    <style:style style:name="T11_5" style:family="text">
      <style:text-properties fo:font-size="24pt" style:font-size-asian="24pt" style:font-size-complex="24pt" fo:font-weight="bold" style:font-weight-asian="bold" style:font-weight-complex="bold"/>
    </style:style>
    <style:style style:name="T11_6" style:family="text">
      <style:text-properties fo:font-size="24pt" style:font-size-asian="24pt" style:font-size-complex="24pt" fo:font-weight="bold" style:font-weight-asian="bold" style:font-weight-complex="bold"/>
    </style:style>
    <style:style style:name="T11_7" style:family="text">
      <style:text-properties fo:font-size="24pt" style:font-size-asian="24pt" style:font-size-complex="24pt"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>
      <style:text-properties fo:font-size="19pt" style:font-size-asian="19pt" style:font-size-complex="19pt"/>
    </style:style>
    <style:style style:name="T14_3" style:family="text">
      <style:text-properties fo:font-size="19pt" style:font-size-asian="19pt" style:font-size-complex="19pt" fo:font-weight="bold" style:font-weight-asian="bold" style:font-weight-complex="bold"/>
    </style:style>
    <style:style style:name="T14_4" style:family="text">
      <style:text-properties fo:font-size="19pt" style:font-size-asian="19pt" style:font-size-complex="19pt" fo:font-weight="bold" style:font-weight-asian="bold" style:font-weight-complex="bold"/>
    </style:style>
    <style:style style:name="T14_5" style:family="text">
      <style:text-properties fo:font-size="19pt" style:font-size-asian="19pt" style:font-size-complex="19pt" fo:font-weight="bold" style:font-weight-asian="bold" style:font-weight-complex="bold"/>
    </style:style>
    <style:style style:name="T14_6" style:family="text">
      <style:text-properties fo:font-size="19pt" style:font-size-asian="19pt" style:font-size-complex="19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9pt" style:font-size-asian="19pt" style:font-size-complex="19pt" fo:font-weight="bold" style:font-weight-asian="bold" style:font-weight-complex="bold"/>
    </style:style>
    <style:style style:name="T15_2" style:family="text">
      <style:text-properties fo:font-size="19pt" style:font-size-asian="19pt" style:font-size-complex="19pt" fo:font-weight="bold" style:font-weight-asian="bold" style:font-weight-complex="bold"/>
    </style:style>
    <style:style style:name="T15_3" style:family="text">
      <style:text-properties fo:font-size="19pt" style:font-size-asian="19pt" style:font-size-complex="19pt" fo:font-weight="bold" style:font-weight-asian="bold" style:font-weight-complex="bold"/>
    </style:style>
    <style:style style:name="T15_4" style:family="text">
      <style:text-properties fo:font-size="19pt" style:font-size-asian="19pt" style:font-size-complex="19pt" fo:font-weight="bold" style:font-weight-asian="bold" style:font-weight-complex="bold"/>
    </style:style>
    <style:style style:name="T15_5" style:family="text">
      <style:text-properties fo:font-size="19pt" style:font-size-asian="19pt" style:font-size-complex="19pt" fo:font-weight="bold" style:font-weight-asian="bold" style:font-weight-complex="bold"/>
    </style:style>
    <style:style style:name="P16" style:family="paragraph" style:parent-style-name="Standard">
      <style:paragraph-properties fo:break-before="auto" fo:text-indent="0cm" fo:line-height="131%" fo:margin-bottom="0.035cm" fo:margin-left="0.635cm" style:writing-mode="lr-tb"/>
    </style:style>
    <style:style style:name="T16_1" style:family="text">
      <style:text-properties fo:font-size="19pt" style:font-size-asian="19pt" style:font-size-complex="19pt" fo:font-weight="bold" style:font-weight-asian="bold" style:font-weight-complex="bold"/>
    </style:style>
    <style:style style:name="T16_2" style:family="text"/>
    <style:style style:name="T16_3" style:family="text">
      <style:text-properties fo:background-color="#ffffff" fo:font-size="19pt" style:font-size-asian="19pt" style:font-size-complex="19pt" fo:font-weight="bold" style:font-weight-asian="bold" style:font-weight-complex="bold"/>
    </style:style>
    <style:style style:name="T16_4" style:family="text"/>
    <style:style style:name="T16_5" style:family="text">
      <style:text-properties fo:background-color="#ffffff" fo:font-size="19pt" style:font-size-asian="19pt" style:font-size-complex="19pt" fo:font-weight="bold" style:font-weight-asian="bold" style:font-weight-complex="bold"/>
    </style:style>
    <style:style style:name="T16_6" style:family="text"/>
    <style:style style:name="T16_7" style:family="text">
      <style:text-properties fo:background-color="#ffffff" fo:font-size="19pt" style:font-size-asian="19pt" style:font-size-complex="19pt" fo:font-weight="bold" style:font-weight-asian="bold" style:font-weight-complex="bold"/>
    </style:style>
    <style:style style:name="P17" style:family="paragraph" style:parent-style-name="Standard">
      <style:paragraph-properties fo:break-before="auto" fo:text-indent="0.635cm" fo:line-height="131%" fo:margin-bottom="0.035cm" fo:margin-left="6.985cm" style:writing-mode="lr-tb"/>
    </style:style>
    <style:style style:name="T17_1" style:family="text"/>
    <style:style style:name="T17_2" style:family="text">
      <style:text-properties fo:background-color="#ffffff" fo:font-size="19pt" style:font-size-asian="19pt" style:font-size-complex="19pt" fo:font-weight="bold" style:font-weight-asian="bold" style:font-weight-complex="bold"/>
    </style:style>
    <style:style style:name="T17_3" style:family="text"/>
    <style:style style:name="T17_4" style:family="text">
      <style:text-properties fo:background-color="#ffffff" fo:font-size="19pt" style:font-size-asian="19pt" style:font-size-complex="19pt" fo:font-weight="bold" style:font-weight-asian="bold" style:font-weight-complex="bold"/>
    </style:style>
    <style:style style:name="T17_5" style:family="text"/>
    <style:style style:name="T17_6" style:family="text">
      <style:text-properties fo:background-color="#ffffff" fo:font-size="19pt" style:font-size-asian="19pt" style:font-size-complex="19pt" fo:font-weight="bold" style:font-weight-asian="bold" style:font-weight-complex="bold"/>
    </style:style>
    <style:style style:name="P18" style:family="paragraph" style:parent-style-name="Standard">
      <style:paragraph-properties fo:break-before="auto" fo:text-indent="0.635cm" fo:line-height="131%" fo:margin-bottom="0.035cm" fo:margin-left="6.985cm" style:writing-mode="lr-tb"/>
    </style:style>
    <style:style style:name="T18_1" style:family="text"/>
    <style:style style:name="T18_2" style:family="text">
      <style:text-properties fo:background-color="#ffffff" fo:font-size="19pt" style:font-size-asian="19pt" style:font-size-complex="19pt" fo:font-weight="bold" style:font-weight-asian="bold" style:font-weight-complex="bold"/>
    </style:style>
    <style:style style:name="T18_3" style:family="text"/>
    <style:style style:name="T18_4" style:family="text">
      <style:text-properties fo:background-color="#ffffff" fo:font-size="19pt" style:font-size-asian="19pt" style:font-size-complex="19pt" fo:font-weight="bold" style:font-weight-asian="bold" style:font-weight-complex="bold"/>
    </style:style>
    <style:style style:name="T18_5" style:family="text"/>
    <style:style style:name="T18_6" style:family="text">
      <style:text-properties fo:background-color="#ffffff" fo:font-size="19pt" style:font-size-asian="19pt" style:font-size-complex="19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  <style:text-properties fo:font-size="20pt" style:font-size-asian="20pt" style:font-size-complex="20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9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9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9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9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P32" style:family="paragraph" style:parent-style-name="Standard">
      <style:paragraph-properties fo:break-before="auto" fo:text-indent="1.27cm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P33" style:family="paragraph" style:parent-style-name="Standard">
      <style:paragraph-properties fo:break-before="auto" fo:text-indent="1.27cm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P34" style:family="paragraph" style:parent-style-name="Standard">
      <style:paragraph-properties fo:break-before="auto" fo:text-indent="1.27cm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P36" style:family="paragraph" style:parent-style-name="Standard">
      <style:paragraph-properties fo:break-before="auto" fo:text-indent="1.27cm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P37" style:family="paragraph" style:parent-style-name="Standard">
      <style:paragraph-properties fo:break-before="auto" fo:text-indent="1.27cm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P38" style:family="paragraph" style:parent-style-name="Standard">
      <style:paragraph-properties fo:break-before="auto" fo:text-indent="1.27cm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P40" style:family="paragraph" style:parent-style-name="Standard">
      <style:paragraph-properties fo:break-before="auto" fo:text-indent="1.27cm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P41" style:family="paragraph" style:parent-style-name="Standard">
      <style:paragraph-properties fo:break-before="auto" fo:text-indent="1.27cm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P43" style:family="paragraph" style:parent-style-name="Standard">
      <style:paragraph-properties fo:break-before="auto" fo:text-indent="1.27cm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P44" style:family="paragraph" style:parent-style-name="Standard">
      <style:paragraph-properties fo:break-before="auto" fo:text-indent="1.27cm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>
      <style:text-properties fo:font-weight="bold" style:font-weight-asian="bold" style:font-weight-complex="bold"/>
    </style:style>
    <style:style style:name="T47_3" style:family="text">
      <style:text-properties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1" style:family="table">
      <style:table-properties table:align="left" style:width="16.512cm" fo:margin-left="0.176cm"/>
    </style:style>
    <style:style style:name="Column1" style:family="table-column">
      <style:table-column-properties style:column-width="3.949cm"/>
    </style:style>
    <style:style style:name="Column2" style:family="table-column">
      <style:table-column-properties style:column-width="2.362cm"/>
    </style:style>
    <style:style style:name="Column3" style:family="table-column">
      <style:table-column-properties style:column-width="10.201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Heading_20_1">
      <style:paragraph-properties fo:break-before="auto" fo:line-height="115%" fo:margin-top="0.847cm" fo:margin-bottom="0.212cm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Heading_20_1">
      <style:paragraph-properties fo:break-before="auto" fo:line-height="115%" fo:margin-top="0.847cm" style:writing-mode="lr-tb"/>
    </style:style>
    <style:style style:name="T70_1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70_2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70_3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70_4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70_5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70_6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70_7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70_8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71" style:family="paragraph" style:parent-style-name="Heading_20_2">
      <style:paragraph-properties fo:break-before="auto" fo:line-height="115%" fo:margin-top="0.635cm" fo:margin-bottom="0.141cm" style:writing-mode="lr-tb"/>
    </style:style>
    <style:style style:name="T71_1" style:family="text">
      <style:text-properties style:font-name="Arial" fo:font-size="17pt" style:font-name-asian="Arial" style:font-size-asian="17pt" style:font-name-complex="Arial" style:font-size-complex="17pt"/>
    </style:style>
    <style:style style:name="T71_2" style:family="text">
      <style:text-properties style:font-name="Arial" fo:font-size="17pt" style:font-name-asian="Arial" style:font-size-asian="17pt" style:font-name-complex="Arial" style:font-size-complex="17pt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background-color="#ffffff"/>
    </style:style>
    <style:style style:name="T72_2" style:family="text">
      <style:text-properties fo:background-color="#ffffff"/>
    </style:style>
    <style:style style:name="T72_3" style:family="text">
      <style:text-properties fo:background-color="#ffffff"/>
    </style:style>
    <style:style style:name="T72_4" style:family="text">
      <style:text-properties fo:background-color="#ffffff"/>
    </style:style>
    <style:style style:name="T72_5" style:family="text">
      <style:text-properties fo:background-color="#ffffff"/>
    </style:style>
    <style:style style:name="T72_6" style:family="text">
      <style:text-properties fo:background-color="#ffffff"/>
    </style:style>
    <style:style style:name="T72_7" style:family="text">
      <style:text-properties fo:background-color="#ffffff"/>
    </style:style>
    <style:style style:name="T72_8" style:family="text">
      <style:text-properties fo:background-color="#ffffff"/>
    </style:style>
    <style:style style:name="T72_9" style:family="text"/>
    <style:style style:name="T72_10" style:family="text">
      <style:text-properties fo:background-color="#ffffff"/>
    </style:style>
    <style:style style:name="T72_11" style:family="text"/>
    <style:style style:name="T72_12" style:family="text">
      <style:text-properties fo:background-color="#ffffff"/>
    </style:style>
    <style:style style:name="T72_13" style:family="text">
      <style:text-properties fo:background-color="#ffffff"/>
    </style:style>
    <style:style style:name="T72_14" style:family="text">
      <style:text-properties fo:background-color="#ffffff"/>
    </style:style>
    <style:style style:name="T72_15" style:family="text">
      <style:text-properties fo:background-color="#ffffff"/>
    </style:style>
    <style:style style:name="T72_16" style:family="text">
      <style:text-properties fo:background-color="#ffffff"/>
    </style:style>
    <style:style style:name="T72_17" style:family="text">
      <style:text-properties fo:background-color="#ffffff"/>
    </style:style>
    <style:style style:name="T72_18" style:family="text">
      <style:text-properties fo:background-color="#ffffff"/>
    </style:style>
    <style:style style:name="T72_19" style:family="text">
      <style:text-properties fo:background-color="#ffffff"/>
    </style:style>
    <style:style style:name="T72_20" style:family="text">
      <style:text-properties fo:background-color="#ffffff"/>
    </style:style>
    <style:style style:name="T72_21" style:family="text">
      <style:text-properties fo:background-color="#ffffff"/>
    </style:style>
    <style:style style:name="T72_22" style:family="text">
      <style:text-properties fo:background-color="#ffffff"/>
    </style:style>
    <style:style style:name="T72_23" style:family="text">
      <style:text-properties fo:background-color="#ffffff"/>
    </style:style>
    <style:style style:name="T72_24" style:family="text">
      <style:text-properties fo:background-color="#ffffff"/>
    </style:style>
    <style:style style:name="T72_25" style:family="text">
      <style:text-properties fo:background-color="#ffffff"/>
    </style:style>
    <style:style style:name="T72_26" style:family="text">
      <style:text-properties fo:background-color="#ffffff"/>
    </style:style>
    <style:style style:name="T72_27" style:family="text">
      <style:text-properties fo:background-color="#ffffff"/>
    </style:style>
    <style:style style:name="T72_28" style:family="text">
      <style:text-properties fo:background-color="#ffffff"/>
    </style:style>
    <style:style style:name="T72_29" style:family="text"/>
    <style:style style:name="T72_30" style:family="text"/>
    <style:style style:name="T72_31" style:family="text"/>
    <style:style style:name="T72_32" style:family="text">
      <style:text-properties fo:background-color="#ffffff"/>
    </style:style>
    <style:style style:name="T72_33" style:family="text">
      <style:text-properties fo:background-color="#ffffff"/>
    </style:style>
    <style:style style:name="T72_34" style:family="text">
      <style:text-properties fo:background-color="#ffffff"/>
    </style:style>
    <style:style style:name="T72_35" style:family="text">
      <style:text-properties fo:background-color="#ffffff"/>
    </style:style>
    <style:style style:name="T72_36" style:family="text">
      <style:text-properties fo:background-color="#ffffff"/>
    </style:style>
    <style:style style:name="T72_37" style:family="text">
      <style:text-properties fo:background-color="#ffffff"/>
    </style:style>
    <style:style style:name="T72_38" style:family="text">
      <style:text-properties fo:background-color="#ffffff"/>
    </style:style>
    <style:style style:name="T72_39" style:family="text">
      <style:text-properties fo:background-color="#ffffff"/>
    </style:style>
    <style:style style:name="T72_40" style:family="text">
      <style:text-properties fo:background-color="#ffffff"/>
    </style:style>
    <style:style style:name="T72_41" style:family="text">
      <style:text-properties fo:background-color="#ffffff"/>
    </style:style>
    <style:style style:name="T72_42" style:family="text">
      <style:text-properties fo:background-color="#ffffff"/>
    </style:style>
    <style:style style:name="T72_43" style:family="text">
      <style:text-properties fo:background-color="#ffffff"/>
    </style:style>
    <style:style style:name="T72_44" style:family="text">
      <style:text-properties fo:background-color="#ffffff"/>
    </style:style>
    <style:style style:name="T72_45" style:family="text">
      <style:text-properties fo:background-color="#ffffff"/>
    </style:style>
    <style:style style:name="T72_46" style:family="text">
      <style:text-properties fo:background-color="#ffffff"/>
    </style:style>
    <style:style style:name="T72_47" style:family="text">
      <style:text-properties fo:background-color="#ffffff"/>
    </style:style>
    <style:style style:name="T72_48" style:family="text">
      <style:text-properties fo:background-color="#ffffff"/>
    </style:style>
    <style:style style:name="T72_49" style:family="text">
      <style:text-properties fo:background-color="#ffffff"/>
    </style:style>
    <style:style style:name="T72_50" style:family="text">
      <style:text-properties fo:background-color="#ffffff"/>
    </style:style>
    <style:style style:name="T72_51" style:family="text">
      <style:text-properties fo:background-color="#ffffff"/>
    </style:style>
    <style:style style:name="T72_52" style:family="text">
      <style:text-properties fo:background-color="#ffffff"/>
    </style:style>
    <style:style style:name="T72_53" style:family="text"/>
    <style:style style:name="T72_54" style:family="text"/>
    <style:style style:name="T72_55" style:family="text"/>
    <style:style style:name="T72_56" style:family="text">
      <style:text-properties fo:background-color="#ffffff"/>
    </style:style>
    <style:style style:name="T72_57" style:family="text">
      <style:text-properties fo:background-color="#ffffff"/>
    </style:style>
    <style:style style:name="T72_58" style:family="text">
      <style:text-properties fo:background-color="#ffffff"/>
    </style:style>
    <style:style style:name="T72_59" style:family="text">
      <style:text-properties fo:background-color="#ffffff"/>
    </style:style>
    <style:style style:name="T72_60" style:family="text">
      <style:text-properties fo:background-color="#ffffff"/>
    </style:style>
    <style:style style:name="T72_61" style:family="text">
      <style:text-properties fo:background-color="#ffffff"/>
    </style:style>
    <style:style style:name="T72_62" style:family="text">
      <style:text-properties fo:background-color="#ffffff"/>
    </style:style>
    <style:style style:name="T72_63" style:family="text">
      <style:text-properties fo:background-color="#ffffff"/>
    </style:style>
    <style:style style:name="T72_64" style:family="text">
      <style:text-properties fo:background-color="#ffffff"/>
    </style:style>
    <style:style style:name="T72_65" style:family="text">
      <style:text-properties fo:background-color="#ffffff"/>
    </style:style>
    <style:style style:name="T72_66" style:family="text">
      <style:text-properties fo:background-color="#ffffff"/>
    </style:style>
    <style:style style:name="T72_67" style:family="text">
      <style:text-properties fo:background-color="#ffffff"/>
    </style:style>
    <style:style style:name="T72_68" style:family="text">
      <style:text-properties fo:background-color="#ffffff"/>
    </style:style>
    <style:style style:name="T72_69" style:family="text">
      <style:text-properties fo:background-color="#ffffff"/>
    </style:style>
    <style:style style:name="T72_70" style:family="text">
      <style:text-properties fo:background-color="#ffffff"/>
    </style:style>
    <style:style style:name="T72_71" style:family="text">
      <style:text-properties fo:background-color="#ffffff"/>
    </style:style>
    <style:style style:name="T72_72" style:family="text">
      <style:text-properties fo:background-color="#ffffff"/>
    </style:style>
    <style:style style:name="T72_73" style:family="text"/>
    <style:style style:name="T72_74" style:family="text">
      <style:text-properties fo:background-color="#ffffff"/>
    </style:style>
    <style:style style:name="T72_75" style:family="text">
      <style:text-properties fo:background-color="#ffffff"/>
    </style:style>
    <style:style style:name="T72_76" style:family="text">
      <style:text-properties fo:background-color="#ffffff"/>
    </style:style>
    <style:style style:name="T72_77" style:family="text">
      <style:text-properties fo:background-color="#ffffff"/>
    </style:style>
    <style:style style:name="T72_78" style:family="text">
      <style:text-properties fo:background-color="#ffffff"/>
    </style:style>
    <style:style style:name="T72_79" style:family="text">
      <style:text-properties fo:background-color="#ffffff"/>
    </style:style>
    <style:style style:name="T72_80" style:family="text">
      <style:text-properties fo:background-color="#ffffff"/>
    </style:style>
    <style:style style:name="T72_81" style:family="text">
      <style:text-properties fo:background-color="#ffffff"/>
    </style:style>
    <style:style style:name="T72_82" style:family="text">
      <style:text-properties fo:background-color="#ffffff"/>
    </style:style>
    <style:style style:name="T72_83" style:family="text">
      <style:text-properties fo:background-color="#ffffff"/>
    </style:style>
    <style:style style:name="T72_84" style:family="text">
      <style:text-properties fo:background-color="#ffffff"/>
    </style:style>
    <style:style style:name="T72_85" style:family="text"/>
    <style:style style:name="T72_86" style:family="text">
      <style:text-properties fo:background-color="#ffffff"/>
    </style:style>
    <style:style style:name="T72_87" style:family="text">
      <style:text-properties fo:background-color="#ffffff"/>
    </style:style>
    <style:style style:name="T72_88" style:family="text">
      <style:text-properties fo:background-color="#ffffff"/>
    </style:style>
    <style:style style:name="T72_89" style:family="text">
      <style:text-properties fo:background-color="#ffffff"/>
    </style:style>
    <style:style style:name="T72_90" style:family="text">
      <style:text-properties fo:background-color="#ffffff"/>
    </style:style>
    <style:style style:name="T72_91" style:family="text">
      <style:text-properties fo:background-color="#ffffff"/>
    </style:style>
    <style:style style:name="T72_92" style:family="text">
      <style:text-properties fo:background-color="#ffffff"/>
    </style:style>
    <style:style style:name="T72_93" style:family="text">
      <style:text-properties fo:background-color="#ffffff"/>
    </style:style>
    <style:style style:name="T72_94" style:family="text">
      <style:text-properties fo:background-color="#ffffff"/>
    </style:style>
    <style:style style:name="P73" style:family="paragraph" style:parent-style-name="Standard">
      <style:paragraph-properties fo:break-before="auto" fo:line-height="115%" style:writing-mode="lr-tb"/>
      <style:text-properties fo:font-size="17pt" style:font-size-asian="17pt" style:font-size-complex="17pt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style:font-name="Arial" fo:font-size="17pt" style:font-name-asian="Arial" style:font-size-asian="17pt" style:font-name-complex="Arial" style:font-size-complex="17pt" fo:font-weight="bold" style:font-weight-asian="bold" style:font-weight-complex="bold"/>
    </style:style>
    <style:style style:name="T74_2" style:family="text">
      <style:text-properties style:font-name="Arial" fo:font-size="17pt" style:font-name-asian="Arial" style:font-size-asian="17pt" style:font-name-complex="Arial" style:font-size-complex="17pt" fo:font-weight="bold" style:font-weight-asian="bold" style:font-weight-complex="bold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T75_69" style:family="text"/>
    <style:style style:name="T75_70" style:family="text"/>
    <style:style style:name="T75_71" style:family="text"/>
    <style:style style:name="T75_72" style:family="text"/>
    <style:style style:name="T75_73" style:family="text"/>
    <style:style style:name="T75_74" style:family="text"/>
    <style:style style:name="T75_75" style:family="text"/>
    <style:style style:name="T75_76" style:family="text"/>
    <style:style style:name="T75_77" style:family="text"/>
    <style:style style:name="T75_78" style:family="text"/>
    <style:style style:name="T75_79" style:family="text"/>
    <style:style style:name="T75_80" style:family="text"/>
    <style:style style:name="T75_81" style:family="text"/>
    <style:style style:name="T75_82" style:family="text"/>
    <style:style style:name="T75_83" style:family="text"/>
    <style:style style:name="T75_84" style:family="text"/>
    <style:style style:name="T75_85" style:family="text"/>
    <style:style style:name="T75_86" style:family="text"/>
    <style:style style:name="T75_87" style:family="text"/>
    <style:style style:name="T75_88" style:family="text"/>
    <style:style style:name="T75_89" style:family="text"/>
    <style:style style:name="T75_90" style:family="text"/>
    <style:style style:name="T75_91" style:family="text"/>
    <style:style style:name="T75_92" style:family="text"/>
    <style:style style:name="T75_93" style:family="text"/>
    <style:style style:name="T75_94" style:family="text"/>
    <style:style style:name="P76" style:family="paragraph" style:parent-style-name="Heading_20_2">
      <style:paragraph-properties fo:break-before="auto" fo:line-height="115%" fo:margin-top="0.635cm" fo:margin-bottom="0.141cm" style:writing-mode="lr-tb"/>
    </style:style>
    <style:style style:name="T76_1" style:family="text">
      <style:text-properties style:font-name="Arial" fo:font-size="17pt" style:font-name-asian="Arial" style:font-size-asian="17pt" style:font-name-complex="Arial" style:font-size-complex="17pt"/>
    </style:style>
    <style:style style:name="T76_2" style:family="text">
      <style:text-properties style:font-name="Arial" fo:font-size="17pt" style:font-name-asian="Arial" style:font-size-asian="17pt" style:font-name-complex="Arial" style:font-size-complex="17pt"/>
    </style:style>
    <style:style style:name="T76_3" style:family="text">
      <style:text-properties style:font-name="Arial" fo:font-size="17pt" style:font-name-asian="Arial" style:font-size-asian="17pt" style:font-name-complex="Arial" style:font-size-complex="17pt"/>
    </style:style>
    <style:style style:name="T76_4" style:family="text">
      <style:text-properties style:font-name="Arial" fo:font-size="17pt" style:font-name-asian="Arial" style:font-size-asian="17pt" style:font-name-complex="Arial" style:font-size-complex="17pt"/>
    </style:style>
    <style:style style:name="T76_5" style:family="text">
      <style:text-properties style:font-name="Arial" fo:font-size="17pt" style:font-name-asian="Arial" style:font-size-asian="17pt" style:font-name-complex="Arial" style:font-size-complex="17pt"/>
    </style:style>
    <style:style style:name="T76_6" style:family="text">
      <style:text-properties style:font-name="Arial" fo:font-size="17pt" style:font-name-asian="Arial" style:font-size-asian="17pt" style:font-name-complex="Arial" style:font-size-complex="17pt"/>
    </style:style>
    <style:style style:name="T76_7" style:family="text">
      <style:text-properties style:font-name="Arial" fo:font-size="17pt" style:font-name-asian="Arial" style:font-size-asian="17pt" style:font-name-complex="Arial" style:font-size-complex="17pt"/>
    </style:style>
    <style:style style:name="T76_8" style:family="text">
      <style:text-properties style:font-name="Arial" fo:font-size="17pt" style:font-name-asian="Arial" style:font-size-asian="17pt" style:font-name-complex="Arial" style:font-size-complex="17pt"/>
    </style:style>
    <style:style style:name="T76_9" style:family="text">
      <style:text-properties style:font-name="Arial" fo:font-size="17pt" style:font-name-asian="Arial" style:font-size-asian="17pt" style:font-name-complex="Arial" style:font-size-complex="17pt"/>
    </style:style>
    <style:style style:name="T76_10" style:family="text">
      <style:text-properties style:font-name="Arial" fo:font-size="17pt" style:font-name-asian="Arial" style:font-size-asian="17pt" style:font-name-complex="Arial" style:font-size-complex="17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P80" style:family="paragraph" style:parent-style-name="Heading_20_2">
      <style:paragraph-properties fo:break-before="auto" fo:line-height="115%" fo:margin-top="0.635cm" fo:margin-bottom="0.141cm" style:writing-mode="lr-tb"/>
    </style:style>
    <style:style style:name="T80_1" style:family="text">
      <style:text-properties style:font-name="Arial" fo:font-size="17pt" style:font-name-asian="Arial" style:font-size-asian="17pt" style:font-name-complex="Arial" style:font-size-complex="17pt"/>
    </style:style>
    <style:style style:name="T80_2" style:family="text">
      <style:text-properties style:font-name="Arial" fo:font-size="17pt" style:font-name-asian="Arial" style:font-size-asian="17pt" style:font-name-complex="Arial" style:font-size-complex="17pt"/>
    </style:style>
    <style:style style:name="T80_3" style:family="text">
      <style:text-properties style:font-name="Arial" fo:font-size="17pt" style:font-name-asian="Arial" style:font-size-asian="17pt" style:font-name-complex="Arial" style:font-size-complex="17pt"/>
    </style:style>
    <style:style style:name="T80_4" style:family="text">
      <style:text-properties style:font-name="Arial" fo:font-size="17pt" style:font-name-asian="Arial" style:font-size-asian="17pt" style:font-name-complex="Arial" style:font-size-complex="17pt"/>
    </style:style>
    <style:style style:name="T80_5" style:family="text">
      <style:text-properties style:font-name="Arial" fo:font-size="17pt" style:font-name-asian="Arial" style:font-size-asian="17pt" style:font-name-complex="Arial" style:font-size-complex="17pt"/>
    </style:style>
    <style:style style:name="T80_6" style:family="text">
      <style:text-properties style:font-name="Arial" fo:font-size="17pt" style:font-name-asian="Arial" style:font-size-asian="17pt" style:font-name-complex="Arial" style:font-size-complex="17pt"/>
    </style:style>
    <style:style style:name="T80_7" style:family="text">
      <style:text-properties style:font-name="Arial" fo:font-size="17pt" style:font-name-asian="Arial" style:font-size-asian="17pt" style:font-name-complex="Arial" style:font-size-complex="17pt"/>
    </style:style>
    <style:style style:name="T80_8" style:family="text">
      <style:text-properties style:font-name="Arial" fo:font-size="17pt" style:font-name-asian="Arial" style:font-size-asian="17pt" style:font-name-complex="Arial" style:font-size-complex="17pt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P82" style:family="paragraph" style:parent-style-name="Heading_20_2">
      <style:paragraph-properties fo:break-before="auto" fo:line-height="115%" fo:margin-top="0.635cm" fo:margin-bottom="0.141cm" style:writing-mode="lr-tb"/>
    </style:style>
    <style:style style:name="T82_1" style:family="text">
      <style:text-properties style:font-name="Arial" fo:font-size="17pt" style:font-name-asian="Arial" style:font-size-asian="17pt" style:font-name-complex="Arial" style:font-size-complex="17pt"/>
    </style:style>
    <style:style style:name="T82_2" style:family="text">
      <style:text-properties style:font-name="Arial" fo:font-size="17pt" style:font-name-asian="Arial" style:font-size-asian="17pt" style:font-name-complex="Arial" style:font-size-complex="17pt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T83_72" style:family="text"/>
    <style:style style:name="T83_73" style:family="text"/>
    <style:style style:name="T83_74" style:family="text"/>
    <style:style style:name="T83_75" style:family="text"/>
    <style:style style:name="T83_76" style:family="text"/>
    <style:style style:name="T83_77" style:family="text"/>
    <style:style style:name="T83_78" style:family="text"/>
    <style:style style:name="T83_79" style:family="text"/>
    <style:style style:name="T83_80" style:family="text"/>
    <style:style style:name="T83_81" style:family="text"/>
    <style:style style:name="T83_82" style:family="text"/>
    <style:style style:name="T83_83" style:family="text"/>
    <style:style style:name="T83_84" style:family="text"/>
    <style:style style:name="T83_85" style:family="text"/>
    <style:style style:name="T83_86" style:family="text"/>
    <style:style style:name="T83_87" style:family="text"/>
    <style:style style:name="T83_88" style:family="text"/>
    <style:style style:name="T83_89" style:family="text"/>
    <style:style style:name="T83_90" style:family="text"/>
    <style:style style:name="T83_91" style:family="text"/>
    <style:style style:name="T83_92" style:family="text"/>
    <style:style style:name="T83_93" style:family="text"/>
    <style:style style:name="T83_94" style:family="text"/>
    <style:style style:name="T83_95" style:family="text"/>
    <style:style style:name="T83_96" style:family="text"/>
    <style:style style:name="T83_97" style:family="text"/>
    <style:style style:name="T83_98" style:family="text"/>
    <style:style style:name="T83_99" style:family="text"/>
    <style:style style:name="T83_100" style:family="text"/>
    <style:style style:name="T83_101" style:family="text"/>
    <style:style style:name="T83_102" style:family="text"/>
    <style:style style:name="T83_103" style:family="text"/>
    <style:style style:name="T83_104" style:family="text"/>
    <style:style style:name="T83_105" style:family="text"/>
    <style:style style:name="T83_106" style:family="text"/>
    <style:style style:name="T83_107" style:family="text"/>
    <style:style style:name="T83_108" style:family="text"/>
    <style:style style:name="T83_109" style:family="text"/>
    <style:style style:name="T83_110" style:family="text"/>
    <style:style style:name="T83_111" style:family="text"/>
    <style:style style:name="T83_112" style:family="text"/>
    <style:style style:name="T83_113" style:family="text"/>
    <style:style style:name="T83_114" style:family="text"/>
    <style:style style:name="T83_115" style:family="text"/>
    <style:style style:name="T83_116" style:family="text"/>
    <style:style style:name="T83_117" style:family="text"/>
    <style:style style:name="T83_118" style:family="text"/>
    <style:style style:name="T83_119" style:family="text"/>
    <style:style style:name="T83_120" style:family="text"/>
    <style:style style:name="T83_121" style:family="text"/>
    <style:style style:name="T83_122" style:family="text"/>
    <style:style style:name="T83_123" style:family="text"/>
    <style:style style:name="T83_124" style:family="text"/>
    <style:style style:name="T83_125" style:family="text"/>
    <style:style style:name="T83_126" style:family="text"/>
    <style:style style:name="T83_127" style:family="text"/>
    <style:style style:name="T83_128" style:family="text"/>
    <style:style style:name="T83_129" style:family="text"/>
    <style:style style:name="T83_130" style:family="text"/>
    <style:style style:name="T83_131" style:family="text"/>
    <style:style style:name="T83_132" style:family="text"/>
    <style:style style:name="T83_133" style:family="text"/>
    <style:style style:name="T83_134" style:family="text"/>
    <style:style style:name="T83_135" style:family="text"/>
    <style:style style:name="T83_136" style:family="text"/>
    <style:style style:name="T83_137" style:family="text"/>
    <style:style style:name="T83_138" style:family="text"/>
    <style:style style:name="T83_139" style:family="text"/>
    <style:style style:name="T83_140" style:family="text"/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  <style:text-properties fo:font-size="23pt" style:font-size-asian="23pt" style:font-size-complex="23pt" fo:font-weight="bold" style:font-weight-asian="bold" style:font-weight-complex="bold"/>
    </style:style>
    <style:style style:name="P86" style:family="paragraph" style:parent-style-name="Standard">
      <style:paragraph-properties fo:break-before="auto" fo:line-height="115%" style:writing-mode="lr-tb"/>
      <style:text-properties fo:font-size="23pt" style:font-size-asian="23pt" style:font-size-complex="23pt" fo:font-weight="bold" style:font-weight-asian="bold" style:font-weight-complex="bold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87_2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87_3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87_4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87_5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87_6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87_7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87_8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T88_47" style:family="text"/>
    <style:style style:name="T88_48" style:family="text"/>
    <style:style style:name="T88_49" style:family="text"/>
    <style:style style:name="T88_50" style:family="text"/>
    <style:style style:name="T88_51" style:family="text"/>
    <style:style style:name="T88_52" style:family="text"/>
    <style:style style:name="T88_53" style:family="text"/>
    <style:style style:name="T88_54" style:family="text"/>
    <style:style style:name="T88_55" style:family="text"/>
    <style:style style:name="T88_56" style:family="text"/>
    <style:style style:name="T88_57" style:family="text"/>
    <style:style style:name="T88_58" style:family="text"/>
    <style:style style:name="T88_59" style:family="text"/>
    <style:style style:name="T88_60" style:family="text"/>
    <style:style style:name="T88_61" style:family="text"/>
    <style:style style:name="T88_62" style:family="text"/>
    <style:style style:name="P89" style:family="paragraph" style:parent-style-name="Heading_20_2">
      <style:paragraph-properties fo:break-before="auto" fo:line-height="115%" fo:margin-top="0.635cm" fo:margin-bottom="0.141cm" style:writing-mode="lr-tb"/>
    </style:style>
    <style:style style:name="T89_1" style:family="text">
      <style:text-properties style:font-name="Arial" fo:font-size="17pt" style:font-name-asian="Arial" style:font-size-asian="17pt" style:font-name-complex="Arial" style:font-size-complex="17pt"/>
    </style:style>
    <style:style style:name="T89_2" style:family="text">
      <style:text-properties style:font-name="Arial" fo:font-size="17pt" style:font-name-asian="Arial" style:font-size-asian="17pt" style:font-name-complex="Arial" style:font-size-complex="17pt"/>
    </style:style>
    <style:style style:name="T89_3" style:family="text">
      <style:text-properties style:font-name="Arial" fo:font-size="17pt" style:font-name-asian="Arial" style:font-size-asian="17pt" style:font-name-complex="Arial" style:font-size-complex="17pt"/>
    </style:style>
    <style:style style:name="T89_4" style:family="text">
      <style:text-properties style:font-name="Arial" fo:font-size="17pt" style:font-name-asian="Arial" style:font-size-asian="17pt" style:font-name-complex="Arial" style:font-size-complex="17pt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/>
    <style:style style:name="T90_61" style:family="text"/>
    <style:style style:name="T90_62" style:family="text"/>
    <style:style style:name="T90_63" style:family="text"/>
    <style:style style:name="T90_64" style:family="text"/>
    <style:style style:name="T90_65" style:family="text"/>
    <style:style style:name="T90_66" style:family="text"/>
    <style:style style:name="T90_67" style:family="text"/>
    <style:style style:name="T90_68" style:family="text"/>
    <style:style style:name="T90_69" style:family="text"/>
    <style:style style:name="T90_70" style:family="text"/>
    <style:style style:name="T90_71" style:family="text"/>
    <style:style style:name="T90_72" style:family="text"/>
    <style:style style:name="T90_73" style:family="text"/>
    <style:style style:name="T90_74" style:family="text"/>
    <style:style style:name="T90_75" style:family="text"/>
    <style:style style:name="T90_76" style:family="text"/>
    <style:style style:name="T90_77" style:family="text"/>
    <style:style style:name="T90_78" style:family="text"/>
    <style:style style:name="T90_79" style:family="text"/>
    <style:style style:name="T90_80" style:family="text"/>
    <style:style style:name="T90_81" style:family="text"/>
    <style:style style:name="T90_82" style:family="text"/>
    <style:style style:name="T90_83" style:family="text"/>
    <style:style style:name="T90_84" style:family="text"/>
    <style:style style:name="T90_85" style:family="text"/>
    <style:style style:name="T90_86" style:family="text"/>
    <style:style style:name="T90_87" style:family="text"/>
    <style:style style:name="T90_88" style:family="text"/>
    <style:style style:name="T90_89" style:family="text"/>
    <style:style style:name="T90_90" style:family="text"/>
    <style:style style:name="T90_91" style:family="text"/>
    <style:style style:name="T90_92" style:family="text"/>
    <style:style style:name="T90_93" style:family="text"/>
    <style:style style:name="T90_94" style:family="text"/>
    <style:style style:name="T90_95" style:family="text"/>
    <style:style style:name="T90_96" style:family="text"/>
    <style:style style:name="T90_97" style:family="text"/>
    <style:style style:name="T90_98" style:family="text"/>
    <style:style style:name="T90_99" style:family="text"/>
    <style:style style:name="T90_100" style:family="text"/>
    <style:style style:name="T90_101" style:family="text"/>
    <style:style style:name="T90_102" style:family="text"/>
    <style:style style:name="T90_103" style:family="text"/>
    <style:style style:name="T90_104" style:family="text"/>
    <style:style style:name="T90_105" style:family="text"/>
    <style:style style:name="T90_106" style:family="text"/>
    <style:style style:name="T90_107" style:family="text"/>
    <style:style style:name="T90_108" style:family="text"/>
    <style:style style:name="T90_109" style:family="text"/>
    <style:style style:name="T90_110" style:family="text"/>
    <style:style style:name="T90_111" style:family="text"/>
    <style:style style:name="T90_112" style:family="text"/>
    <style:style style:name="T90_113" style:family="text"/>
    <style:style style:name="T90_114" style:family="text"/>
    <style:style style:name="T90_115" style:family="text"/>
    <style:style style:name="T90_116" style:family="text"/>
    <style:style style:name="T90_117" style:family="text"/>
    <style:style style:name="T90_118" style:family="text"/>
    <style:style style:name="T90_119" style:family="text"/>
    <style:style style:name="T90_120" style:family="text"/>
    <style:style style:name="T90_121" style:family="text"/>
    <style:style style:name="T90_122" style:family="text"/>
    <style:style style:name="T90_123" style:family="text"/>
    <style:style style:name="T90_124" style:family="text"/>
    <style:style style:name="T90_125" style:family="text"/>
    <style:style style:name="T90_126" style:family="text"/>
    <style:style style:name="T90_127" style:family="text"/>
    <style:style style:name="T90_128" style:family="text"/>
    <style:style style:name="T90_129" style:family="text"/>
    <style:style style:name="T90_130" style:family="text"/>
    <style:style style:name="T90_131" style:family="text"/>
    <style:style style:name="T90_132" style:family="text"/>
    <style:style style:name="T90_133" style:family="text"/>
    <style:style style:name="T90_134" style:family="text"/>
    <style:style style:name="T90_135" style:family="text"/>
    <style:style style:name="T90_136" style:family="text"/>
    <style:style style:name="T90_137" style:family="text"/>
    <style:style style:name="T90_138" style:family="text"/>
    <style:style style:name="T90_139" style:family="text"/>
    <style:style style:name="T90_140" style:family="text"/>
    <style:style style:name="T90_141" style:family="text"/>
    <style:style style:name="T90_142" style:family="text"/>
    <style:style style:name="T90_143" style:family="text"/>
    <style:style style:name="T90_144" style:family="text"/>
    <style:style style:name="T90_145" style:family="text"/>
    <style:style style:name="T90_146" style:family="text"/>
    <style:style style:name="T90_147" style:family="text"/>
    <style:style style:name="T90_148" style:family="text"/>
    <style:style style:name="T90_149" style:family="text"/>
    <style:style style:name="T90_150" style:family="text"/>
    <style:style style:name="T90_151" style:family="text"/>
    <style:style style:name="T90_152" style:family="text"/>
    <style:style style:name="P91" style:family="paragraph" style:parent-style-name="Heading_20_2">
      <style:paragraph-properties fo:break-before="auto" fo:line-height="115%" fo:margin-top="0.635cm" fo:margin-bottom="0.141cm" style:writing-mode="lr-tb"/>
    </style:style>
    <style:style style:name="T91_1" style:family="text">
      <style:text-properties style:font-name="Arial" fo:font-size="17pt" style:font-name-asian="Arial" style:font-size-asian="17pt" style:font-name-complex="Arial" style:font-size-complex="17pt"/>
    </style:style>
    <style:style style:name="T91_2" style:family="text">
      <style:text-properties style:font-name="Arial" fo:font-size="17pt" style:font-name-asian="Arial" style:font-size-asian="17pt" style:font-name-complex="Arial" style:font-size-complex="17pt"/>
    </style:style>
    <style:style style:name="T91_3" style:family="text">
      <style:text-properties style:font-name="Arial" fo:font-size="17pt" style:font-name-asian="Arial" style:font-size-asian="17pt" style:font-name-complex="Arial" style:font-size-complex="17pt"/>
    </style:style>
    <style:style style:name="T91_4" style:family="text">
      <style:text-properties style:font-name="Arial" fo:font-size="17pt" style:font-name-asian="Arial" style:font-size-asian="17pt" style:font-name-complex="Arial" style:font-size-complex="17pt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P96" style:family="paragraph" style:parent-style-name="Heading_20_2">
      <style:paragraph-properties fo:break-before="auto" fo:line-height="115%" fo:margin-top="0.635cm" fo:margin-bottom="0.141cm" style:writing-mode="lr-tb"/>
    </style:style>
    <style:style style:name="T96_1" style:family="text">
      <style:text-properties style:font-name="Arial" fo:font-size="17pt" style:font-name-asian="Arial" style:font-size-asian="17pt" style:font-name-complex="Arial" style:font-size-complex="17pt"/>
    </style:style>
    <style:style style:name="T96_2" style:family="text">
      <style:text-properties style:font-name="Arial" fo:font-size="17pt" style:font-name-asian="Arial" style:font-size-asian="17pt" style:font-name-complex="Arial" style:font-size-complex="17pt"/>
    </style:style>
    <style:style style:name="T96_3" style:family="text">
      <style:text-properties style:font-name="Arial" fo:font-size="17pt" style:font-name-asian="Arial" style:font-size-asian="17pt" style:font-name-complex="Arial" style:font-size-complex="17pt"/>
    </style:style>
    <style:style style:name="T96_4" style:family="text">
      <style:text-properties style:font-name="Arial" fo:font-size="17pt" style:font-name-asian="Arial" style:font-size-asian="17pt" style:font-name-complex="Arial" style:font-size-complex="17pt"/>
    </style:style>
    <style:style style:name="T96_5" style:family="text">
      <style:text-properties style:font-name="Arial" fo:font-size="17pt" style:font-name-asian="Arial" style:font-size-asian="17pt" style:font-name-complex="Arial" style:font-size-complex="17pt"/>
    </style:style>
    <style:style style:name="T96_6" style:family="text">
      <style:text-properties style:font-name="Arial" fo:font-size="17pt" style:font-name-asian="Arial" style:font-size-asian="17pt" style:font-name-complex="Arial" style:font-size-complex="17pt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P101" style:family="paragraph" style:parent-style-name="Heading_20_1">
      <style:paragraph-properties fo:break-before="auto" fo:line-height="115%" fo:margin-top="0.847cm" fo:margin-bottom="0.212cm" style:writing-mode="lr-tb"/>
    </style:style>
    <style:style style:name="T101_1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01_2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01_3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01_4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01_5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01_6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P103" style:family="paragraph" style:parent-style-name="Heading_20_2">
      <style:paragraph-properties fo:break-before="auto" fo:line-height="115%" fo:margin-top="0.635cm" fo:margin-bottom="0.141cm" style:writing-mode="lr-tb"/>
    </style:style>
    <style:style style:name="T103_1" style:family="text">
      <style:text-properties style:font-name="Arial" fo:font-size="17pt" style:font-name-asian="Arial" style:font-size-asian="17pt" style:font-name-complex="Arial" style:font-size-complex="17pt"/>
    </style:style>
    <style:style style:name="T103_2" style:family="text">
      <style:text-properties style:font-name="Arial" fo:font-size="17pt" style:font-name-asian="Arial" style:font-size-asian="17pt" style:font-name-complex="Arial" style:font-size-complex="17pt"/>
    </style:style>
    <style:style style:name="T103_3" style:family="text">
      <style:text-properties style:font-name="Arial" fo:font-size="17pt" style:font-name-asian="Arial" style:font-size-asian="17pt" style:font-name-complex="Arial" style:font-size-complex="17pt"/>
    </style:style>
    <style:style style:name="T103_4" style:family="text">
      <style:text-properties style:font-name="Arial" fo:font-size="17pt" style:font-name-asian="Arial" style:font-size-asian="17pt" style:font-name-complex="Arial" style:font-size-complex="17pt"/>
    </style:style>
    <style:style style:name="T103_5" style:family="text">
      <style:text-properties style:font-name="Arial" fo:font-size="17pt" style:font-name-asian="Arial" style:font-size-asian="17pt" style:font-name-complex="Arial" style:font-size-complex="17pt"/>
    </style:style>
    <style:style style:name="T103_6" style:family="text">
      <style:text-properties style:font-name="Arial" fo:font-size="17pt" style:font-name-asian="Arial" style:font-size-asian="17pt" style:font-name-complex="Arial" style:font-size-complex="17pt"/>
    </style:style>
    <style:style style:name="T103_7" style:family="text">
      <style:text-properties style:font-name="Arial" fo:font-size="17pt" style:font-name-asian="Arial" style:font-size-asian="17pt" style:font-name-complex="Arial" style:font-size-complex="17pt"/>
    </style:style>
    <style:style style:name="T103_8" style:family="text">
      <style:text-properties style:font-name="Arial" fo:font-size="17pt" style:font-name-asian="Arial" style:font-size-asian="17pt" style:font-name-complex="Arial" style:font-size-complex="17pt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T104_59" style:family="text"/>
    <style:style style:name="T104_60" style:family="text"/>
    <style:style style:name="T104_61" style:family="text"/>
    <style:style style:name="T104_62" style:family="text"/>
    <style:style style:name="T104_63" style:family="text"/>
    <style:style style:name="T104_64" style:family="text"/>
    <style:style style:name="T104_65" style:family="text"/>
    <style:style style:name="T104_66" style:family="text"/>
    <style:style style:name="T104_67" style:family="text"/>
    <style:style style:name="T104_68" style:family="text"/>
    <style:style style:name="T104_69" style:family="text"/>
    <style:style style:name="T104_70" style:family="text"/>
    <style:style style:name="T104_71" style:family="text"/>
    <style:style style:name="T104_72" style:family="text"/>
    <style:style style:name="T104_73" style:family="text"/>
    <style:style style:name="T104_74" style:family="text"/>
    <style:style style:name="T104_75" style:family="text"/>
    <style:style style:name="T104_76" style:family="text"/>
    <style:style style:name="T104_77" style:family="text"/>
    <style:style style:name="T104_78" style:family="text"/>
    <style:style style:name="T104_79" style:family="text"/>
    <style:style style:name="T104_80" style:family="text"/>
    <style:style style:name="T104_81" style:family="text"/>
    <style:style style:name="T104_82" style:family="text"/>
    <style:style style:name="T104_83" style:family="text"/>
    <style:style style:name="T104_84" style:family="text"/>
    <style:style style:name="T104_85" style:family="text"/>
    <style:style style:name="T104_86" style:family="text"/>
    <style:style style:name="T104_87" style:family="text"/>
    <style:style style:name="T104_88" style:family="text"/>
    <style:style style:name="T104_89" style:family="text"/>
    <style:style style:name="T104_90" style:family="text"/>
    <style:style style:name="T104_91" style:family="text"/>
    <style:style style:name="T104_92" style:family="text"/>
    <style:style style:name="T104_93" style:family="text"/>
    <style:style style:name="T104_94" style:family="text"/>
    <style:style style:name="T104_95" style:family="text"/>
    <style:style style:name="T104_96" style:family="text"/>
    <style:style style:name="T104_97" style:family="text"/>
    <style:style style:name="T104_98" style:family="text"/>
    <style:style style:name="T104_99" style:family="text"/>
    <style:style style:name="T104_100" style:family="text"/>
    <style:style style:name="T104_101" style:family="text"/>
    <style:style style:name="T104_102" style:family="text"/>
    <style:style style:name="T104_103" style:family="text"/>
    <style:style style:name="T104_104" style:family="text"/>
    <style:style style:name="T104_105" style:family="text"/>
    <style:style style:name="T104_106" style:family="text"/>
    <style:style style:name="T104_107" style:family="text"/>
    <style:style style:name="T104_108" style:family="text"/>
    <style:style style:name="P105" style:family="paragraph" style:parent-style-name="Heading_20_2">
      <style:paragraph-properties fo:break-before="auto" fo:line-height="115%" fo:margin-top="0.635cm" style:writing-mode="lr-tb"/>
    </style:style>
    <style:style style:name="P106" style:family="paragraph" style:parent-style-name="Heading_20_2">
      <style:paragraph-properties fo:break-before="auto" fo:line-height="115%" fo:margin-top="0.635cm" fo:margin-bottom="0.141cm" style:writing-mode="lr-tb"/>
    </style:style>
    <style:style style:name="T106_1" style:family="text">
      <style:text-properties style:font-name="Arial" fo:font-size="17pt" style:font-name-asian="Arial" style:font-size-asian="17pt" style:font-name-complex="Arial" style:font-size-complex="17pt"/>
    </style:style>
    <style:style style:name="T106_2" style:family="text">
      <style:text-properties style:font-name="Arial" fo:font-size="17pt" style:font-name-asian="Arial" style:font-size-asian="17pt" style:font-name-complex="Arial" style:font-size-complex="17pt"/>
    </style:style>
    <style:style style:name="T106_3" style:family="text">
      <style:text-properties style:font-name="Arial" fo:font-size="17pt" style:font-name-asian="Arial" style:font-size-asian="17pt" style:font-name-complex="Arial" style:font-size-complex="17pt"/>
    </style:style>
    <style:style style:name="T106_4" style:family="text">
      <style:text-properties style:font-name="Arial" fo:font-size="17pt" style:font-name-asian="Arial" style:font-size-asian="17pt" style:font-name-complex="Arial" style:font-size-complex="17pt"/>
    </style:style>
    <style:style style:name="T106_5" style:family="text">
      <style:text-properties style:font-name="Arial" fo:font-size="17pt" style:font-name-asian="Arial" style:font-size-asian="17pt" style:font-name-complex="Arial" style:font-size-complex="17pt"/>
    </style:style>
    <style:style style:name="T106_6" style:family="text">
      <style:text-properties style:font-name="Arial" fo:font-size="17pt" style:font-name-asian="Arial" style:font-size-asian="17pt" style:font-name-complex="Arial" style:font-size-complex="17pt"/>
    </style:style>
    <style:style style:name="T106_7" style:family="text">
      <style:text-properties style:font-name="Arial" fo:font-size="17pt" style:font-name-asian="Arial" style:font-size-asian="17pt" style:font-name-complex="Arial" style:font-size-complex="17pt"/>
    </style:style>
    <style:style style:name="T106_8" style:family="text">
      <style:text-properties style:font-name="Arial" fo:font-size="17pt" style:font-name-asian="Arial" style:font-size-asian="17pt" style:font-name-complex="Arial" style:font-size-complex="17pt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P110" style:family="paragraph" style:parent-style-name="Heading_20_1">
      <style:paragraph-properties fo:break-before="auto" fo:line-height="115%" fo:margin-top="0.847cm" style:writing-mode="lr-tb"/>
    </style:style>
    <style:style style:name="T110_1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10_2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10_3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10_4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111" style:family="paragraph" style:parent-style-name="Heading_20_2">
      <style:paragraph-properties fo:break-before="auto" fo:line-height="115%" fo:margin-top="0.635cm" fo:margin-bottom="0.141cm" style:writing-mode="lr-tb"/>
    </style:style>
    <style:style style:name="T111_1" style:family="text">
      <style:text-properties style:font-name="Arial" fo:font-size="17pt" style:font-name-asian="Arial" style:font-size-asian="17pt" style:font-name-complex="Arial" style:font-size-complex="17pt"/>
    </style:style>
    <style:style style:name="T111_2" style:family="text">
      <style:text-properties style:font-name="Arial" fo:font-size="17pt" style:font-name-asian="Arial" style:font-size-asian="17pt" style:font-name-complex="Arial" style:font-size-complex="17pt"/>
    </style:style>
    <style:style style:name="T111_3" style:family="text">
      <style:text-properties style:font-name="Arial" fo:font-size="17pt" style:font-name-asian="Arial" style:font-size-asian="17pt" style:font-name-complex="Arial" style:font-size-complex="17pt"/>
    </style:style>
    <style:style style:name="T111_4" style:family="text">
      <style:text-properties style:font-name="Arial" fo:font-size="17pt" style:font-name-asian="Arial" style:font-size-asian="17pt" style:font-name-complex="Arial" style:font-size-complex="17pt"/>
    </style:style>
    <style:style style:name="P112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.176cm"/>
    </style:style>
    <style:style style:name="Column4" style:family="table-column">
      <style:table-column-properties style:column-width="2.723cm"/>
    </style:style>
    <style:style style:name="Column5" style:family="table-column">
      <style:table-column-properties style:column-width="2.582cm"/>
    </style:style>
    <style:style style:name="Column6" style:family="table-column">
      <style:table-column-properties style:column-width="3.704cm"/>
    </style:style>
    <style:style style:name="Column7" style:family="table-column">
      <style:table-column-properties style:column-width="3.75cm"/>
    </style:style>
    <style:style style:name="Column8" style:family="table-column">
      <style:table-column-properties style:column-width="3.75cm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break-before="auto" fo:line-height="115%" style:writing-mode="lr-tb"/>
    </style:style>
    <style:style style:name="P162" style:family="paragraph" style:parent-style-name="Heading_20_2">
      <style:paragraph-properties fo:break-before="auto" fo:line-height="115%" fo:margin-top="0.635cm" style:writing-mode="lr-tb"/>
    </style:style>
    <style:style style:name="P163" style:family="paragraph" style:parent-style-name="Heading_20_2">
      <style:paragraph-properties fo:break-before="auto" fo:line-height="115%" fo:margin-top="0.635cm" fo:margin-bottom="0.141cm" style:writing-mode="lr-tb"/>
    </style:style>
    <style:style style:name="T163_1" style:family="text">
      <style:text-properties style:font-name="Arial" fo:font-size="17pt" style:font-name-asian="Arial" style:font-size-asian="17pt" style:font-name-complex="Arial" style:font-size-complex="17pt"/>
    </style:style>
    <style:style style:name="T163_2" style:family="text">
      <style:text-properties style:font-name="Arial" fo:font-size="17pt" style:font-name-asian="Arial" style:font-size-asian="17pt" style:font-name-complex="Arial" style:font-size-complex="17pt"/>
    </style:style>
    <style:style style:name="T163_3" style:family="text">
      <style:text-properties style:font-name="Arial" fo:font-size="17pt" style:font-name-asian="Arial" style:font-size-asian="17pt" style:font-name-complex="Arial" style:font-size-complex="17pt"/>
    </style:style>
    <style:style style:name="T163_4" style:family="text">
      <style:text-properties style:font-name="Arial" fo:font-size="17pt" style:font-name-asian="Arial" style:font-size-asian="17pt" style:font-name-complex="Arial" style:font-size-complex="17pt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T164_26" style:family="text"/>
    <style:style style:name="T164_27" style:family="text"/>
    <style:style style:name="T164_28" style:family="text"/>
    <style:style style:name="T164_29" style:family="text"/>
    <style:style style:name="T164_30" style:family="text"/>
    <style:style style:name="T164_31" style:family="text"/>
    <style:style style:name="T164_32" style:family="text"/>
    <style:style style:name="T164_33" style:family="text"/>
    <style:style style:name="T164_34" style:family="text"/>
    <style:style style:name="T164_35" style:family="text"/>
    <style:style style:name="T164_36" style:family="text"/>
    <style:style style:name="T164_37" style:family="text"/>
    <style:style style:name="T164_38" style:family="text"/>
    <style:style style:name="T164_39" style:family="text"/>
    <style:style style:name="T164_40" style:family="text"/>
    <style:style style:name="T164_41" style:family="text"/>
    <style:style style:name="T164_42" style:family="text"/>
    <style:style style:name="T164_43" style:family="text"/>
    <style:style style:name="T164_44" style:family="text"/>
    <style:style style:name="T164_45" style:family="text"/>
    <style:style style:name="T164_46" style:family="text"/>
    <style:style style:name="T164_47" style:family="text"/>
    <style:style style:name="T164_48" style:family="text"/>
    <style:style style:name="T164_49" style:family="text"/>
    <style:style style:name="T164_50" style:family="text"/>
    <style:style style:name="T164_51" style:family="text"/>
    <style:style style:name="T164_52" style:family="text"/>
    <style:style style:name="T164_53" style:family="text"/>
    <style:style style:name="T164_54" style:family="text"/>
    <style:style style:name="T164_55" style:family="text"/>
    <style:style style:name="T164_56" style:family="text"/>
    <style:style style:name="T164_57" style:family="text"/>
    <style:style style:name="T164_58" style:family="text"/>
    <style:style style:name="T164_59" style:family="text"/>
    <style:style style:name="T164_60" style:family="text"/>
    <style:style style:name="T164_61" style:family="text"/>
    <style:style style:name="T164_62" style:family="text"/>
    <style:style style:name="T164_63" style:family="text"/>
    <style:style style:name="T164_64" style:family="text"/>
    <style:style style:name="T164_65" style:family="text"/>
    <style:style style:name="T164_66" style:family="text"/>
    <style:style style:name="T164_67" style:family="text"/>
    <style:style style:name="T164_68" style:family="text"/>
    <style:style style:name="T164_69" style:family="text"/>
    <style:style style:name="T164_70" style:family="text"/>
    <style:style style:name="T164_71" style:family="text"/>
    <style:style style:name="T164_72" style:family="text"/>
    <style:style style:name="T164_73" style:family="text"/>
    <style:style style:name="T164_74" style:family="text"/>
    <style:style style:name="T164_75" style:family="text"/>
    <style:style style:name="T164_76" style:family="text"/>
    <style:style style:name="T164_77" style:family="text"/>
    <style:style style:name="T164_78" style:family="text"/>
    <style:style style:name="T164_79" style:family="text"/>
    <style:style style:name="T164_80" style:family="text"/>
    <style:style style:name="T164_81" style:family="text"/>
    <style:style style:name="T164_82" style:family="text"/>
    <style:style style:name="T164_83" style:family="text"/>
    <style:style style:name="T164_84" style:family="text"/>
    <style:style style:name="T164_85" style:family="text"/>
    <style:style style:name="T164_86" style:family="text"/>
    <style:style style:name="T164_87" style:family="text"/>
    <style:style style:name="T164_88" style:family="text"/>
    <style:style style:name="T164_89" style:family="text"/>
    <style:style style:name="T164_90" style:family="text"/>
    <style:style style:name="T164_91" style:family="text"/>
    <style:style style:name="T164_92" style:family="text"/>
    <style:style style:name="T164_93" style:family="text"/>
    <style:style style:name="T164_94" style:family="text"/>
    <style:style style:name="T164_95" style:family="text"/>
    <style:style style:name="T164_96" style:family="text"/>
    <style:style style:name="T164_97" style:family="text"/>
    <style:style style:name="T164_98" style:family="text"/>
    <style:style style:name="T164_99" style:family="text"/>
    <style:style style:name="T164_100" style:family="text"/>
    <style:style style:name="T164_101" style:family="text"/>
    <style:style style:name="T164_102" style:family="text"/>
    <style:style style:name="T164_103" style:family="text"/>
    <style:style style:name="T164_104" style:family="text"/>
    <style:style style:name="T164_105" style:family="text"/>
    <style:style style:name="T164_106" style:family="text"/>
    <style:style style:name="T164_107" style:family="text"/>
    <style:style style:name="T164_108" style:family="text"/>
    <style:style style:name="T164_109" style:family="text"/>
    <style:style style:name="T164_110" style:family="text"/>
    <style:style style:name="T164_111" style:family="text"/>
    <style:style style:name="T164_112" style:family="text"/>
    <style:style style:name="T164_113" style:family="text"/>
    <style:style style:name="T164_114" style:family="text"/>
    <style:style style:name="T164_115" style:family="text"/>
    <style:style style:name="T164_116" style:family="text"/>
    <style:style style:name="T164_117" style:family="text"/>
    <style:style style:name="T164_118" style:family="text"/>
    <style:style style:name="T164_119" style:family="text"/>
    <style:style style:name="T164_120" style:family="text"/>
    <style:style style:name="T164_121" style:family="text"/>
    <style:style style:name="T164_122" style:family="text"/>
    <style:style style:name="T164_123" style:family="text"/>
    <style:style style:name="T164_124" style:family="text"/>
    <style:style style:name="T164_125" style:family="text"/>
    <style:style style:name="T164_126" style:family="text"/>
    <style:style style:name="T164_127" style:family="text"/>
    <style:style style:name="T164_128" style:family="text"/>
    <style:style style:name="P165" style:family="paragraph" style:parent-style-name="Heading_20_1">
      <style:paragraph-properties fo:break-before="auto" fo:line-height="115%" fo:margin-top="0.847cm" fo:margin-bottom="0.212cm" style:writing-mode="lr-tb"/>
    </style:style>
    <style:style style:name="T165_1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65_2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>
      <style:text-properties fo:color="#1155cc" style:text-underline-style="solid" style:text-underline-color="font-color"/>
    </style:style>
    <style:style style:name="T166_4" style:family="text"/>
    <style:style style:name="T166_5" style:family="text">
      <style:text-properties fo:color="#1155cc" style:text-underline-style="solid" style:text-underline-color="font-color"/>
    </style:style>
    <style:style style:name="T166_6" style:family="text"/>
    <style:style style:name="T166_7" style:family="text">
      <style:text-properties fo:color="#1155cc" style:text-underline-style="solid" style:text-underline-color="font-color"/>
    </style:style>
    <style:style style:name="T166_8" style:family="text"/>
    <style:style style:name="T166_9" style:family="text">
      <style:text-properties fo:color="#1155cc" style:text-underline-style="solid" style:text-underline-color="font-color"/>
    </style:style>
    <style:style style:name="T166_10" style:family="text"/>
    <style:style style:name="T166_11" style:family="text">
      <style:text-properties fo:color="#1155cc" style:text-underline-style="solid" style:text-underline-color="font-color"/>
    </style:style>
    <style:style style:name="T166_12" style:family="text"/>
    <style:style style:name="T166_13" style:family="text">
      <style:text-properties fo:color="#1155cc" style:text-underline-style="solid" style:text-underline-color="font-color"/>
    </style:style>
    <style:style style:name="T166_14" style:family="text"/>
    <style:style style:name="T166_15" style:family="text">
      <style:text-properties fo:color="#1155cc" style:text-underline-style="solid" style:text-underline-color="font-color"/>
    </style:style>
    <style:style style:name="T166_16" style:family="text"/>
    <style:style style:name="T166_17" style:family="text">
      <style:text-properties fo:color="#1155cc" style:text-underline-style="solid" style:text-underline-color="font-color"/>
    </style:style>
    <style:style style:name="T166_18" style:family="text"/>
    <style:style style:name="T166_19" style:family="text">
      <style:text-properties fo:color="#1155cc" style:text-underline-style="solid" style:text-underline-color="font-color"/>
    </style:style>
    <style:style style:name="T166_20" style:family="text"/>
    <style:style style:name="T166_21" style:family="text">
      <style:text-properties fo:color="#1155cc" style:text-underline-style="solid" style:text-underline-color="font-color"/>
    </style:style>
    <style:style style:name="T166_22" style:family="text"/>
    <style:style style:name="T166_23" style:family="text">
      <style:text-properties fo:color="#1155cc" style:text-underline-style="solid" style:text-underline-color="font-color"/>
    </style:style>
    <style:style style:name="T166_24" style:family="text"/>
    <style:style style:name="T166_25" style:family="text">
      <style:text-properties fo:color="#1155cc" style:text-underline-style="solid" style:text-underline-color="font-color"/>
    </style:style>
    <style:style style:name="T166_26" style:family="text"/>
    <style:style style:name="T166_27" style:family="text">
      <style:text-properties fo:color="#1155cc" style:text-underline-style="solid" style:text-underline-color="font-color"/>
    </style:style>
    <style:style style:name="T166_28" style:family="text"/>
    <style:style style:name="T166_29" style:family="text">
      <style:text-properties fo:color="#1155cc" style:text-underline-style="solid" style:text-underline-color="font-color"/>
    </style:style>
    <style:style style:name="T166_30" style:family="text"/>
    <style:style style:name="T166_31" style:family="text">
      <style:text-properties fo:color="#1155cc" style:text-underline-style="solid" style:text-underline-color="font-color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>
      <style:text-properties fo:color="#1155cc" style:text-underline-style="solid" style:text-underline-color="font-color"/>
    </style:style>
    <style:style style:name="T168_4" style:family="text"/>
    <style:style style:name="T168_5" style:family="text">
      <style:text-properties fo:color="#1155cc" style:text-underline-style="solid" style:text-underline-color="font-color"/>
    </style:style>
    <style:style style:name="T168_6" style:family="text"/>
    <style:style style:name="T168_7" style:family="text">
      <style:text-properties fo:color="#1155cc" style:text-underline-style="solid" style:text-underline-color="font-color"/>
    </style:style>
    <style:style style:name="T168_8" style:family="text"/>
    <style:style style:name="T168_9" style:family="text">
      <style:text-properties fo:color="#1155cc" style:text-underline-style="solid" style:text-underline-color="font-color"/>
    </style:style>
    <style:style style:name="T168_10" style:family="text"/>
    <style:style style:name="T168_11" style:family="text">
      <style:text-properties fo:color="#1155cc" style:text-underline-style="solid" style:text-underline-color="font-color"/>
    </style:style>
    <style:style style:name="T168_12" style:family="text"/>
    <style:style style:name="T168_13" style:family="text">
      <style:text-properties fo:color="#1155cc" style:text-underline-style="solid" style:text-underline-color="font-color"/>
    </style:style>
    <style:style style:name="T168_14" style:family="text"/>
    <style:style style:name="T168_15" style:family="text">
      <style:text-properties fo:color="#1155cc" style:text-underline-style="solid" style:text-underline-color="font-color"/>
    </style:style>
    <style:style style:name="T168_16" style:family="text"/>
    <style:style style:name="T168_17" style:family="text">
      <style:text-properties fo:color="#1155cc" style:text-underline-style="solid" style:text-underline-color="font-color"/>
    </style:style>
    <style:style style:name="T168_18" style:family="text"/>
    <style:style style:name="T168_19" style:family="text">
      <style:text-properties fo:color="#1155cc" style:text-underline-style="solid" style:text-underline-color="font-color"/>
    </style:style>
    <style:style style:name="T168_20" style:family="text"/>
    <style:style style:name="T168_21" style:family="text">
      <style:text-properties fo:color="#1155cc" style:text-underline-style="solid" style:text-underline-color="font-color"/>
    </style:style>
    <style:style style:name="T168_22" style:family="text"/>
    <style:style style:name="T168_23" style:family="text">
      <style:text-properties fo:color="#1155cc" style:text-underline-style="solid" style:text-underline-color="font-color"/>
    </style:style>
    <style:style style:name="T168_24" style:family="text"/>
    <style:style style:name="T168_25" style:family="text">
      <style:text-properties fo:color="#1155cc" style:text-underline-style="solid" style:text-underline-color="font-color"/>
    </style:style>
    <style:style style:name="T168_26" style:family="text"/>
    <style:style style:name="T168_27" style:family="text">
      <style:text-properties fo:color="#1155cc" style:text-underline-style="solid" style:text-underline-color="font-color"/>
    </style:style>
    <style:style style:name="T168_28" style:family="text"/>
    <style:style style:name="T168_29" style:family="text">
      <style:text-properties fo:color="#1155cc" style:text-underline-style="solid" style:text-underline-color="font-color"/>
    </style:style>
    <style:style style:name="T168_30" style:family="text"/>
    <style:style style:name="T168_31" style:family="text">
      <style:text-properties fo:color="#1155cc" style:text-underline-style="solid" style:text-underline-color="font-color"/>
    </style:style>
    <style:style style:name="T168_32" style:family="text"/>
    <style:style style:name="T168_33" style:family="text">
      <style:text-properties fo:color="#1155cc" style:text-underline-style="solid" style:text-underline-color="font-color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</office:automatic-styles>
  <office:body>
    <office:text>
      <text:p text:style-name="P1"/>
      <text:p text:style-name="P2"/>
      <text:p text:style-name="P3"/>
      <text:p text:style-name="P4"/>
      <text:p text:style-name="P5"><text:span text:style-name="T5_1">Vision</text:span><text:span text:style-name="T5_2"><text:s/></text:span><text:span text:style-name="T5_3">and</text:span><text:span text:style-name="T5_4"><text:s/></text:span><text:span text:style-name="T5_5">Scope</text:span></text:p>
      <text:p text:style-name="P6"/>
      <text:p text:style-name="P7"><text:span text:style-name="T7_1">for</text:span></text:p>
      <text:p text:style-name="P8"><text:span text:style-name="T8_1">Mobile</text:span><text:span text:style-name="T8_2"><text:s/></text:span><text:span text:style-name="T8_3">POS</text:span><text:span text:style-name="T8_4"><text:s/></text:span><text:span text:style-name="T8_5">System</text:span></text:p>
      <text:p text:style-name="P9"/>
      <text:p text:style-name="P10"/>
      <text:p text:style-name="P11"><text:span text:style-name="T11_1">Prepared</text:span><text:span text:style-name="T11_2"><text:s/></text:span><text:span text:style-name="T11_3">by</text:span><text:span text:style-name="T11_4"><text:s/></text:span><text:span text:style-name="T11_5">Undone</text:span><text:span text:style-name="T11_6"><text:s/></text:span><text:span text:style-name="T11_7">team</text:span></text:p>
      <text:p text:style-name="P12"/>
      <text:p text:style-name="P13"/>
      <text:p text:style-name="P14"><text:span text:style-name="T14_1"><text:tab/><text:tab/><text:tab/><text:tab/><text:tab/></text:span><text:span text:style-name="T14_2"><text:tab/></text:span><text:span text:style-name="T14_3">Eknarin</text:span><text:span text:style-name="T14_4"><text:s text:c="2"/></text:span><text:span text:style-name="T14_5">Thirayothin</text:span><text:span text:style-name="T14_6"><text:s/></text:span></text:p>
      <text:p text:style-name="P15"><text:span text:style-name="T15_1"><text:tab/><text:tab/><text:tab/><text:tab/><text:tab/><text:tab/></text:span><text:span text:style-name="T15_2">Natcha</text:span><text:span text:style-name="T15_3"><text:s text:c="2"/></text:span><text:span text:style-name="T15_4">Chidchob</text:span><text:span text:style-name="T15_5"><text:s/><text:tab/></text:span></text:p>
      <text:p text:style-name="P16"><text:span text:style-name="T16_1"><text:tab/><text:tab/><text:tab/><text:tab/><text:tab/><text:tab/></text:span><text:span text:style-name="T16_2"><text:a xlink:type="simple" xlink:href="http://se.cpe.ku.ac.th/wiki/index.php/Sarit_Suriyasangpetch"><text:span text:style-name="T16_3">Sarit</text:span></text:a></text:span><text:span text:style-name="T16_4"><text:a xlink:type="simple" xlink:href="http://se.cpe.ku.ac.th/wiki/index.php/Sarit_Suriyasangpetch"><text:span text:style-name="T16_5"><text:s text:c="2"/></text:span></text:a></text:span><text:span text:style-name="T16_6"><text:a xlink:type="simple" xlink:href="http://se.cpe.ku.ac.th/wiki/index.php/Sarit_Suriyasangpetch"><text:span text:style-name="T16_7">Suriyasangpetch</text:span></text:a></text:span></text:p>
      <text:p text:style-name="P17"><text:span text:style-name="T17_1"><text:a xlink:type="simple" xlink:href="http://se.cpe.ku.ac.th/wiki/index.php/Suwijak_Chaipipat"><text:span text:style-name="T17_2">Suwijak</text:span></text:a></text:span><text:span text:style-name="T17_3"><text:a xlink:type="simple" xlink:href="http://se.cpe.ku.ac.th/wiki/index.php/Suwijak_Chaipipat"><text:span text:style-name="T17_4"><text:s text:c="2"/></text:span></text:a></text:span><text:span text:style-name="T17_5"><text:a xlink:type="simple" xlink:href="http://se.cpe.ku.ac.th/wiki/index.php/Suwijak_Chaipipat"><text:span text:style-name="T17_6">Chaipipat</text:span></text:a></text:span></text:p>
      <text:p text:style-name="P18"><text:span text:style-name="T18_1"><text:a xlink:type="simple" xlink:href="http://se.cpe.ku.ac.th/wiki/index.php/Swas_Kunakorn"><text:span text:style-name="T18_2">Swas</text:span></text:a></text:span><text:span text:style-name="T18_3"><text:a xlink:type="simple" xlink:href="http://se.cpe.ku.ac.th/wiki/index.php/Swas_Kunakorn"><text:span text:style-name="T18_4"><text:s text:c="2"/></text:span></text:a></text:span><text:span text:style-name="T18_5"><text:a xlink:type="simple" xlink:href="http://se.cpe.ku.ac.th/wiki/index.php/Swas_Kunakorn"><text:span text:style-name="T18_6">Kunakorn</text:span></text:a>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<text:span text:style-name="T29_1">Table</text:span><text:span text:style-name="T29_2"><text:s/></text:span><text:span text:style-name="T29_3">of</text:span><text:span text:style-name="T29_4"><text:s/></text:span><text:span text:style-name="T29_5">Contents</text:span></text:p>
      <text:p text:style-name="P30"/>
      <text:p text:style-name="P31"><text:span text:style-name="T31_1">1.<text:s/></text:span><text:span text:style-name="T31_2">Business</text:span><text:span text:style-name="T31_3"><text:s/></text:span><text:span text:style-name="T31_4">Requirements</text:span></text:p>
      <text:p text:style-name="P32"><text:span text:style-name="T32_1">1.1.<text:s/></text:span><text:span text:style-name="T32_2">Background</text:span><text:span text:style-name="T32_3">,<text:s/></text:span><text:span text:style-name="T32_4">Business</text:span><text:span text:style-name="T32_5"><text:s/></text:span><text:span text:style-name="T32_6">Opportunity</text:span><text:span text:style-name="T32_7">,<text:s/></text:span><text:span text:style-name="T32_8">and</text:span><text:span text:style-name="T32_9"><text:s/></text:span><text:span text:style-name="T32_10">Customer</text:span><text:span text:style-name="T32_11"><text:s/></text:span><text:span text:style-name="T32_12">Needs</text:span><text:span text:style-name="T32_13">…………………….<text:tab/>1</text:span></text:p>
      <text:p text:style-name="P33"><text:span text:style-name="T33_1">1.2.<text:s/></text:span><text:span text:style-name="T33_2">Business</text:span><text:span text:style-name="T33_3"><text:s/></text:span><text:span text:style-name="T33_4">Objectives</text:span><text:span text:style-name="T33_5"><text:s/></text:span><text:span text:style-name="T33_6">and</text:span><text:span text:style-name="T33_7"><text:s/></text:span><text:span text:style-name="T33_8">Success</text:span><text:span text:style-name="T33_9"><text:s/></text:span><text:span text:style-name="T33_10">Criteria</text:span><text:span text:style-name="T33_11">……………………………………...<text:tab/>1</text:span></text:p>
      <text:p text:style-name="P34"><text:span text:style-name="T34_1">1.3.<text:s/></text:span><text:span text:style-name="T34_2">Business</text:span><text:span text:style-name="T34_3"><text:s/></text:span><text:span text:style-name="T34_4">Risks</text:span><text:span text:style-name="T34_5">…………………………………………………………………….<text:tab/>2</text:span></text:p>
      <text:p text:style-name="P35"><text:span text:style-name="T35_1">2.<text:s/></text:span><text:span text:style-name="T35_2">Vision</text:span><text:span text:style-name="T35_3"><text:s/></text:span><text:span text:style-name="T35_4">of</text:span><text:span text:style-name="T35_5"><text:s/></text:span><text:span text:style-name="T35_6">the</text:span><text:span text:style-name="T35_7"><text:s/></text:span><text:span text:style-name="T35_8">Solution</text:span><text:span text:style-name="T35_9"><text:tab/></text:span></text:p>
      <text:p text:style-name="P36"><text:span text:style-name="T36_1">2.1.<text:s/></text:span><text:span text:style-name="T36_2">Vision</text:span><text:span text:style-name="T36_3"><text:s/></text:span><text:span text:style-name="T36_4">Statement</text:span><text:span text:style-name="T36_5">……………………………………………………………………2</text:span></text:p>
      <text:p text:style-name="P37"><text:span text:style-name="T37_1">2.2.<text:s/></text:span><text:span text:style-name="T37_2">Major</text:span><text:span text:style-name="T37_3"><text:s/></text:span><text:span text:style-name="T37_4">Features</text:span><text:span text:style-name="T37_5">……………………………………………………………………...2</text:span></text:p>
      <text:p text:style-name="P38"><text:span text:style-name="T38_1">2.3.<text:s/></text:span><text:span text:style-name="T38_2">Assumptions</text:span><text:span text:style-name="T38_3"><text:s/></text:span><text:span text:style-name="T38_4">and</text:span><text:span text:style-name="T38_5"><text:s/></text:span><text:span text:style-name="T38_6">Dependencies</text:span><text:span text:style-name="T38_7"><text:tab/>………………………………………………….2</text:span></text:p>
      <text:p text:style-name="P39"><text:span text:style-name="T39_1">3.<text:s/></text:span><text:span text:style-name="T39_2">Scope</text:span><text:span text:style-name="T39_3"><text:s/></text:span><text:span text:style-name="T39_4">and</text:span><text:span text:style-name="T39_5"><text:s/></text:span><text:span text:style-name="T39_6">Limitations</text:span><text:span text:style-name="T39_7"><text:tab/></text:span></text:p>
      <text:p text:style-name="P40"><text:span text:style-name="T40_1">3.1.<text:s/></text:span><text:span text:style-name="T40_2">Scope</text:span><text:span text:style-name="T40_3"><text:s/></text:span><text:span text:style-name="T40_4">of</text:span><text:span text:style-name="T40_5"><text:s/></text:span><text:span text:style-name="T40_6">Initial</text:span><text:span text:style-name="T40_7"><text:s/></text:span><text:span text:style-name="T40_8">and</text:span><text:span text:style-name="T40_9"><text:s/></text:span><text:span text:style-name="T40_10">Subsequent</text:span><text:span text:style-name="T40_11"><text:s/></text:span><text:span text:style-name="T40_12">Releases</text:span><text:span text:style-name="T40_13">……………………………………….2</text:span></text:p>
      <text:p text:style-name="P41"><text:span text:style-name="T41_1">3.2.<text:s/></text:span><text:span text:style-name="T41_2">Limitations</text:span><text:span text:style-name="T41_3"><text:s/></text:span><text:span text:style-name="T41_4">and</text:span><text:span text:style-name="T41_5"><text:s/></text:span><text:span text:style-name="T41_6">Exclusions</text:span><text:span text:style-name="T41_7">………………………………………………………...3</text:span></text:p>
      <text:p text:style-name="P42"><text:span text:style-name="T42_1">4.<text:s/></text:span><text:span text:style-name="T42_2">Business</text:span><text:span text:style-name="T42_3"><text:s/></text:span><text:span text:style-name="T42_4">Context</text:span><text:span text:style-name="T42_5"><text:tab/></text:span></text:p>
      <text:p text:style-name="P43"><text:span text:style-name="T43_1">4.1.<text:s/></text:span><text:span text:style-name="T43_2">Stakeholder</text:span><text:span text:style-name="T43_3"><text:s/></text:span><text:span text:style-name="T43_4">Profiles</text:span><text:span text:style-name="T43_5">………………………………………………………………..4</text:span></text:p>
      <text:p text:style-name="P44"><text:span text:style-name="T44_1">4.2.<text:s/></text:span><text:span text:style-name="T44_2">Project</text:span><text:span text:style-name="T44_3"><text:s/></text:span><text:span text:style-name="T44_4">Priorities</text:span><text:span text:style-name="T44_5">…………………………………………………………………….5</text:span></text:p>
      <text:p text:style-name="P45"><text:span text:style-name="T45_1">5.<text:s/></text:span><text:span text:style-name="T45_2">References</text:span><text:span text:style-name="T45_3">…………………………………………………………………………………….5</text:span></text:p>
      <text:p text:style-name="P46"/>
      <text:p text:style-name="P47"><text:span text:style-name="T47_1">Revision</text:span><text:span text:style-name="T47_2"><text:s/></text:span><text:span text:style-name="T47_3">History</text:span></text:p>
      <text:p text:style-name="P48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49"><text:span text:style-name="T49_1">Name</text:span></text:p>
          </table:table-cell>
          <table:table-cell table:style-name="Cell2">
            <text:p text:style-name="P50"><text:span text:style-name="T50_1">Date</text:span></text:p>
          </table:table-cell>
          <table:table-cell table:style-name="Cell3">
            <text:p text:style-name="P51"><text:span text:style-name="T51_1">Reason</text:span><text:span text:style-name="T51_2"><text:s/></text:span><text:span text:style-name="T51_3">For</text:span><text:span text:style-name="T51_4"><text:s/></text:span><text:span text:style-name="T51_5">Change</text:span></text:p>
          </table:table-cell>
        </table:table-row>
        <table:table-row table:style-name="Row2">
          <table:table-cell table:style-name="Cell4">
            <text:p text:style-name="P52"><text:span text:style-name="T52_1">Undone</text:span></text:p>
          </table:table-cell>
          <table:table-cell table:style-name="Cell5">
            <text:p text:style-name="P53"><text:span text:style-name="T53_1">9<text:s/></text:span><text:span text:style-name="T53_2">Sep</text:span><text:span text:style-name="T53_3">.<text:s/>13</text:span></text:p>
          </table:table-cell>
          <table:table-cell table:style-name="Cell6">
            <text:p text:style-name="P54"><text:span text:style-name="T54_1">Start</text:span><text:span text:style-name="T54_2"><text:s/></text:span><text:span text:style-name="T54_3">working</text:span></text:p>
          </table:table-cell>
        </table:table-row>
        <table:table-row table:style-name="Row3">
          <table:table-cell table:style-name="Cell7">
            <text:p text:style-name="P55"><text:span text:style-name="T55_1">Undone</text:span></text:p>
          </table:table-cell>
          <table:table-cell table:style-name="Cell8">
            <text:p text:style-name="P56"><text:span text:style-name="T56_1">10<text:s/></text:span><text:span text:style-name="T56_2">Sep</text:span><text:span text:style-name="T56_3">.<text:s/>13</text:span></text:p>
          </table:table-cell>
          <table:table-cell table:style-name="Cell9">
            <text:p text:style-name="P57"><text:span text:style-name="T57_1">Modify</text:span><text:span text:style-name="T57_2"><text:s/></text:span><text:span text:style-name="T57_3">some</text:span><text:span text:style-name="T57_4"><text:s/></text:span><text:span text:style-name="T57_5">details</text:span></text:p>
          </table:table-cell>
        </table:table-row>
      </table:table>
      <text:h text:style-name="P58" text:outline-level="10"><text:bookmark-start text:name="h.mfrkbs6wjksc"/><text:bookmark-end text:name="h.mfrkbs6wjksc"/></text:h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h text:style-name="P70" text:outline-level="10"><text:bookmark-start text:name="h.z489cbxzs6hr"/><text:bookmark-end text:name="h.z489cbxzs6hr"/><text:span text:style-name="T70_1">1.</text:span><text:span text:style-name="T70_2">Background</text:span><text:span text:style-name="T70_3">,<text:s/></text:span><text:span text:style-name="T70_4">Requirements</text:span><text:span text:style-name="T70_5">,<text:s/></text:span><text:span text:style-name="T70_6">and</text:span><text:span text:style-name="T70_7"><text:s/></text:span><text:span text:style-name="T70_8">Opportunity</text:span></text:h>
      <text:h text:style-name="P71" text:outline-level="10"><text:bookmark-start text:name="h.5rgofgvemlrh"/><text:bookmark-end text:name="h.5rgofgvemlrh"/><text:span text:style-name="T71_1">1.1.</text:span><text:span text:style-name="T71_2">Background</text:span></text:h>
      <text:p text:style-name="P72"><text:span text:style-name="T72_1">In</text:span><text:span text:style-name="T72_2"><text:s/></text:span><text:span text:style-name="T72_3">the</text:span><text:span text:style-name="T72_4"><text:s/></text:span><text:span text:style-name="T72_5">past</text:span><text:span text:style-name="T72_6">,<text:s/></text:span><text:span text:style-name="T72_7">many</text:span><text:span text:style-name="T72_8"><text:s/></text:span><text:span text:style-name="T72_9">businesses</text:span><text:span text:style-name="T72_10"><text:s/></text:span><text:span text:style-name="T72_11">had</text:span><text:span text:style-name="T72_12"><text:s/></text:span><text:span text:style-name="T72_13">same</text:span><text:span text:style-name="T72_14"><text:s/></text:span><text:span text:style-name="T72_15">problems</text:span><text:span text:style-name="T72_16">.<text:s/></text:span><text:span text:style-name="T72_17">There</text:span><text:span text:style-name="T72_18"><text:s/></text:span><text:span text:style-name="T72_19">are</text:span><text:span text:style-name="T72_20"><text:s/></text:span><text:span text:style-name="T72_21">stock</text:span><text:span text:style-name="T72_22"><text:s/></text:span><text:span text:style-name="T72_23">checking</text:span><text:span text:style-name="T72_24"><text:s/></text:span><text:span text:style-name="T72_25">and</text:span><text:span text:style-name="T72_26"><text:s/></text:span><text:span text:style-name="T72_27">making</text:span><text:span text:style-name="T72_28"><text:s/></text:span><text:span text:style-name="T72_29">the</text:span><text:span text:style-name="T72_30"><text:s/></text:span><text:span text:style-name="T72_31">sale</text:span><text:span text:style-name="T72_32">.<text:s/></text:span><text:span text:style-name="T72_33">In</text:span><text:span text:style-name="T72_34"><text:s/></text:span><text:span text:style-name="T72_35">making</text:span><text:span text:style-name="T72_36"><text:s/></text:span><text:span text:style-name="T72_37">sell</text:span><text:span text:style-name="T72_38"><text:s/></text:span><text:span text:style-name="T72_39">someone</text:span><text:span text:style-name="T72_40"><text:s/></text:span><text:span text:style-name="T72_41">use</text:span><text:span text:style-name="T72_42"><text:s/></text:span><text:span text:style-name="T72_43">calculator</text:span><text:span text:style-name="T72_44"><text:s/></text:span><text:span text:style-name="T72_45">or</text:span><text:span text:style-name="T72_46"><text:s/></text:span><text:span text:style-name="T72_47">calculate</text:span><text:span text:style-name="T72_48"><text:s/></text:span><text:span text:style-name="T72_49">by</text:span><text:span text:style-name="T72_50"><text:s/></text:span><text:span text:style-name="T72_51">themselves</text:span><text:span text:style-name="T72_52">.<text:s/></text:span><text:span text:style-name="T72_53">Some</text:span><text:span text:style-name="T72_54"><text:s/></text:span><text:span text:style-name="T72_55">time</text:span><text:span text:style-name="T72_56"><text:s/></text:span><text:span text:style-name="T72_57">do</text:span><text:span text:style-name="T72_58"><text:s/></text:span><text:span text:style-name="T72_59">like</text:span><text:span text:style-name="T72_60"><text:s/></text:span><text:span text:style-name="T72_61">this</text:span><text:span text:style-name="T72_62"><text:s/></text:span><text:span text:style-name="T72_63">may</text:span><text:span text:style-name="T72_64"><text:s/></text:span><text:span text:style-name="T72_65">have</text:span><text:span text:style-name="T72_66"><text:s/></text:span><text:span text:style-name="T72_67">a</text:span><text:span text:style-name="T72_68"><text:s/></text:span><text:span text:style-name="T72_69">mistake</text:span><text:span text:style-name="T72_70"><text:s/></text:span><text:span text:style-name="T72_71">or</text:span><text:span text:style-name="T72_72"><text:s/></text:span><text:span text:style-name="T72_73">miscalculation</text:span><text:span text:style-name="T72_74">.<text:s/></text:span><text:span text:style-name="T72_75">So</text:span><text:span text:style-name="T72_76">,<text:s/></text:span><text:span text:style-name="T72_77">POS</text:span><text:span text:style-name="T72_78"><text:s/></text:span><text:span text:style-name="T72_79">was</text:span><text:span text:style-name="T72_80"><text:s/></text:span><text:span text:style-name="T72_81">found</text:span><text:span text:style-name="T72_82"><text:s/></text:span><text:span text:style-name="T72_83">for</text:span><text:span text:style-name="T72_84"><text:s/></text:span><text:span text:style-name="T72_85">solving</text:span><text:span text:style-name="T72_86"><text:s/></text:span><text:span text:style-name="T72_87">all</text:span><text:span text:style-name="T72_88"><text:s/></text:span><text:span text:style-name="T72_89">of</text:span><text:span text:style-name="T72_90"><text:s/></text:span><text:span text:style-name="T72_91">these</text:span><text:span text:style-name="T72_92"><text:s/></text:span><text:span text:style-name="T72_93">problems</text:span><text:span text:style-name="T72_94">.</text:span></text:p>
      <text:p text:style-name="P73"/>
      <text:p text:style-name="P74"><text:span text:style-name="T74_1">1.2.</text:span><text:span text:style-name="T74_2">Opportunity</text:span></text:p>
      <text:p text:style-name="P75"><text:span text:style-name="T75_1">It</text:span><text:span text:style-name="T75_2"><text:s/></text:span><text:span text:style-name="T75_3">is</text:span><text:span text:style-name="T75_4"><text:s/></text:span><text:span text:style-name="T75_5">not</text:span><text:span text:style-name="T75_6"><text:s/></text:span><text:span text:style-name="T75_7">getting</text:span><text:span text:style-name="T75_8"><text:s/></text:span><text:span text:style-name="T75_9">too</text:span><text:span text:style-name="T75_10"><text:s/></text:span><text:span text:style-name="T75_11">much</text:span><text:span text:style-name="T75_12"><text:s/></text:span><text:span text:style-name="T75_13">efficiency</text:span><text:span text:style-name="T75_14">,<text:s/></text:span><text:span text:style-name="T75_15">if</text:span><text:span text:style-name="T75_16"><text:s/></text:span><text:span text:style-name="T75_17">we</text:span><text:span text:style-name="T75_18"><text:s/></text:span><text:span text:style-name="T75_19">only</text:span><text:span text:style-name="T75_20"><text:s/></text:span><text:span text:style-name="T75_21">use</text:span><text:span text:style-name="T75_22"><text:s/></text:span><text:span text:style-name="T75_23">POS</text:span><text:span text:style-name="T75_24"><text:s/></text:span><text:span text:style-name="T75_25">base</text:span><text:span text:style-name="T75_26"><text:s/></text:span><text:span text:style-name="T75_27">on</text:span><text:span text:style-name="T75_28"><text:s/></text:span><text:span text:style-name="T75_29">computer</text:span><text:span text:style-name="T75_30">.<text:s/></text:span><text:span text:style-name="T75_31">It</text:span><text:span text:style-name="T75_32">’</text:span><text:span text:style-name="T75_33">s</text:span><text:span text:style-name="T75_34"><text:s/></text:span><text:span text:style-name="T75_35">too</text:span><text:span text:style-name="T75_36"><text:s/></text:span><text:span text:style-name="T75_37">hard</text:span><text:span text:style-name="T75_38"><text:s/></text:span><text:span text:style-name="T75_39">to</text:span><text:span text:style-name="T75_40"><text:s/></text:span><text:span text:style-name="T75_41">move</text:span><text:span text:style-name="T75_42"><text:s/></text:span><text:span text:style-name="T75_43">computer</text:span><text:span text:style-name="T75_44"><text:s/></text:span><text:span text:style-name="T75_45">go</text:span><text:span text:style-name="T75_46"><text:s/></text:span><text:span text:style-name="T75_47">around</text:span><text:span text:style-name="T75_48"><text:s/></text:span><text:span text:style-name="T75_49">with</text:span><text:span text:style-name="T75_50"><text:s/></text:span><text:span text:style-name="T75_51">us</text:span><text:span text:style-name="T75_52"><text:s/></text:span><text:span text:style-name="T75_53">all</text:span><text:span text:style-name="T75_54"><text:s/></text:span><text:span text:style-name="T75_55">time</text:span><text:span text:style-name="T75_56">,<text:s/></text:span><text:span text:style-name="T75_57">so</text:span><text:span text:style-name="T75_58"><text:s/></text:span><text:span text:style-name="T75_59">POS</text:span><text:span text:style-name="T75_60"><text:s/></text:span><text:span text:style-name="T75_61">for</text:span><text:span text:style-name="T75_62"><text:s/></text:span><text:span text:style-name="T75_63">mobile</text:span><text:span text:style-name="T75_64"><text:s/></text:span><text:span text:style-name="T75_65">was</text:span><text:span text:style-name="T75_66"><text:s/></text:span><text:span text:style-name="T75_67">created</text:span><text:span text:style-name="T75_68"><text:s/></text:span><text:span text:style-name="T75_69">because</text:span><text:span text:style-name="T75_70"><text:s/></text:span><text:span text:style-name="T75_71">mobile</text:span><text:span text:style-name="T75_72"><text:s/></text:span><text:span text:style-name="T75_73">can</text:span><text:span text:style-name="T75_74"><text:s/></text:span><text:span text:style-name="T75_75">portable</text:span><text:span text:style-name="T75_76"><text:s/></text:span><text:span text:style-name="T75_77">then</text:span><text:span text:style-name="T75_78"><text:s/></text:span><text:span text:style-name="T75_79">we</text:span><text:span text:style-name="T75_80"><text:s/></text:span><text:span text:style-name="T75_81">can</text:span><text:span text:style-name="T75_82"><text:s/></text:span><text:span text:style-name="T75_83">making</text:span><text:span text:style-name="T75_84"><text:s/></text:span><text:span text:style-name="T75_85">sell</text:span><text:span text:style-name="T75_86"><text:s/></text:span><text:span text:style-name="T75_87">everywhere</text:span><text:span text:style-name="T75_88"><text:s/></text:span><text:span text:style-name="T75_89">and</text:span><text:span text:style-name="T75_90"><text:s/></text:span><text:span text:style-name="T75_91">every</text:span><text:span text:style-name="T75_92"><text:s/></text:span><text:span text:style-name="T75_93">time</text:span><text:span text:style-name="T75_94">.<text:s text:c="2"/></text:span></text:p>
      <text:h text:style-name="P76" text:outline-level="10"><text:bookmark-start text:name="h.c0w3dz689akx"/><text:bookmark-end text:name="h.c0w3dz689akx"/><text:span text:style-name="T76_1">1.3.</text:span><text:span text:style-name="T76_2">Business</text:span><text:span text:style-name="T76_3"><text:s/></text:span><text:span text:style-name="T76_4">Objectives</text:span><text:span text:style-name="T76_5"><text:s/></text:span><text:span text:style-name="T76_6">and</text:span><text:span text:style-name="T76_7"><text:s/></text:span><text:span text:style-name="T76_8">Success</text:span><text:span text:style-name="T76_9"><text:s/></text:span><text:span text:style-name="T76_10">Criteria</text:span></text:h>
      <text:p text:style-name="P77"><text:span text:style-name="T77_1">1.<text:s/></text:span><text:span text:style-name="T77_2">can</text:span><text:span text:style-name="T77_3"><text:s/></text:span><text:span text:style-name="T77_4">calculate</text:span><text:span text:style-name="T77_5"><text:s/></text:span><text:span text:style-name="T77_6">and</text:span><text:span text:style-name="T77_7"><text:s/></text:span><text:span text:style-name="T77_8">manage</text:span><text:span text:style-name="T77_9"><text:s/></text:span><text:span text:style-name="T77_10">inventory</text:span></text:p>
      <text:p text:style-name="P78"><text:span text:style-name="T78_1">2.<text:s/></text:span><text:span text:style-name="T78_2">problems</text:span><text:span text:style-name="T78_3"><text:s/></text:span><text:span text:style-name="T78_4">while</text:span><text:span text:style-name="T78_5"><text:s/></text:span><text:span text:style-name="T78_6">using</text:span><text:span text:style-name="T78_7"><text:s/></text:span><text:span text:style-name="T78_8">program</text:span><text:span text:style-name="T78_9"><text:s/></text:span><text:span text:style-name="T78_10">must</text:span><text:span text:style-name="T78_11"><text:s/></text:span><text:span text:style-name="T78_12">not</text:span><text:span text:style-name="T78_13"><text:s/></text:span><text:span text:style-name="T78_14">be</text:span><text:span text:style-name="T78_15"><text:s/></text:span><text:span text:style-name="T78_16">found</text:span></text:p>
      <text:p text:style-name="P79"><text:span text:style-name="T79_1">3.<text:s/></text:span><text:span text:style-name="T79_2">high</text:span><text:span text:style-name="T79_3"><text:s/></text:span><text:span text:style-name="T79_4">efficiency</text:span><text:span text:style-name="T79_5"><text:s/></text:span><text:span text:style-name="T79_6">working</text:span></text:p>
      <text:h text:style-name="P80" text:outline-level="10"><text:bookmark-start text:name="h.35726ptrd8sr"/><text:bookmark-end text:name="h.35726ptrd8sr"/><text:span text:style-name="T80_1">1.4.</text:span><text:span text:style-name="T80_2">Customer</text:span><text:span text:style-name="T80_3"><text:s/></text:span><text:span text:style-name="T80_4">or</text:span><text:span text:style-name="T80_5"><text:s/></text:span><text:span text:style-name="T80_6">Market</text:span><text:span text:style-name="T80_7"><text:s/></text:span><text:span text:style-name="T80_8">Needs</text:span></text:h>
      <text:p text:style-name="P81"><text:span text:style-name="T81_1">user</text:span><text:span text:style-name="T81_2"><text:s/></text:span><text:span text:style-name="T81_3">need</text:span><text:span text:style-name="T81_4"><text:s/></text:span><text:span text:style-name="T81_5">to</text:span><text:span text:style-name="T81_6"><text:s/></text:span><text:span text:style-name="T81_7">update</text:span><text:span text:style-name="T81_8"><text:s/></text:span><text:span text:style-name="T81_9">the</text:span><text:span text:style-name="T81_10"><text:s/></text:span><text:span text:style-name="T81_11">inventory</text:span><text:span text:style-name="T81_12"><text:s/></text:span><text:span text:style-name="T81_13">everywhere</text:span><text:span text:style-name="T81_14"><text:s/></text:span><text:span text:style-name="T81_15">by</text:span><text:span text:style-name="T81_16"><text:s/></text:span><text:span text:style-name="T81_17">using</text:span><text:span text:style-name="T81_18"><text:s/></text:span><text:span text:style-name="T81_19">portable</text:span><text:span text:style-name="T81_20"><text:s/></text:span><text:span text:style-name="T81_21">POS</text:span><text:span text:style-name="T81_22"><text:s/></text:span><text:span text:style-name="T81_23">for</text:span><text:span text:style-name="T81_24"><text:s/></text:span><text:span text:style-name="T81_25">example</text:span><text:span text:style-name="T81_26"><text:s/></text:span><text:span text:style-name="T81_27">when</text:span><text:span text:style-name="T81_28"><text:s/></text:span><text:span text:style-name="T81_29">they</text:span><text:span text:style-name="T81_30"><text:s/></text:span><text:span text:style-name="T81_31">transfer</text:span><text:span text:style-name="T81_32"><text:s/></text:span><text:span text:style-name="T81_33">items</text:span><text:span text:style-name="T81_34"><text:s/></text:span><text:span text:style-name="T81_35">the</text:span><text:span text:style-name="T81_36"><text:s/></text:span><text:span text:style-name="T81_37">inventory</text:span><text:span text:style-name="T81_38"><text:s/></text:span><text:span text:style-name="T81_39">must</text:span><text:span text:style-name="T81_40"><text:s/></text:span><text:span text:style-name="T81_41">update</text:span><text:span text:style-name="T81_42"><text:s/></text:span><text:span text:style-name="T81_43">what</text:span><text:span text:style-name="T81_44"><text:s/></text:span><text:span text:style-name="T81_45">are</text:span><text:span text:style-name="T81_46"><text:s/></text:span><text:span text:style-name="T81_47">change</text:span><text:span text:style-name="T81_48"><text:s/></text:span><text:span text:style-name="T81_49">in</text:span><text:span text:style-name="T81_50"><text:s/></text:span><text:span text:style-name="T81_51">stock</text:span><text:span text:style-name="T81_52">.</text:span></text:p>
      <text:h text:style-name="P82" text:outline-level="10"><text:bookmark-start text:name="h.d1szmt1r4cm"/><text:bookmark-end text:name="h.d1szmt1r4cm"/><text:span text:style-name="T82_1">1.5.</text:span><text:span text:style-name="T82_2">Risks</text:span></text:h>
      <text:p text:style-name="P83"><text:span text:style-name="T83_1">The</text:span><text:span text:style-name="T83_2"><text:s/></text:span><text:span text:style-name="T83_3">team</text:span><text:span text:style-name="T83_4"><text:s/></text:span><text:span text:style-name="T83_5">didn</text:span><text:span text:style-name="T83_6">’</text:span><text:span text:style-name="T83_7">t</text:span><text:span text:style-name="T83_8"><text:s/></text:span><text:span text:style-name="T83_9">have</text:span><text:span text:style-name="T83_10"><text:s/></text:span><text:span text:style-name="T83_11">any</text:span><text:span text:style-name="T83_12"><text:s/></text:span><text:span text:style-name="T83_13">experience</text:span><text:span text:style-name="T83_14"><text:s/></text:span><text:span text:style-name="T83_15">in</text:span><text:span text:style-name="T83_16"><text:s/></text:span><text:span text:style-name="T83_17">developing</text:span><text:span text:style-name="T83_18"><text:s/></text:span><text:span text:style-name="T83_19">POS</text:span><text:span text:style-name="T83_20"><text:s/></text:span><text:span text:style-name="T83_21">application</text:span><text:span text:style-name="T83_22"><text:s text:c="2"/></text:span><text:span text:style-name="T83_23">before</text:span><text:span text:style-name="T83_24"><text:s/></text:span><text:span text:style-name="T83_25">and</text:span><text:span text:style-name="T83_26"><text:s/></text:span><text:span text:style-name="T83_27">have</text:span><text:span text:style-name="T83_28"><text:s/></text:span><text:span text:style-name="T83_29">a</text:span><text:span text:style-name="T83_30"><text:s/></text:span><text:span text:style-name="T83_31">little</text:span><text:span text:style-name="T83_32"><text:s/></text:span><text:span text:style-name="T83_33">experience</text:span><text:span text:style-name="T83_34"><text:s/></text:span><text:span text:style-name="T83_35">in</text:span><text:span text:style-name="T83_36"><text:s/></text:span><text:span text:style-name="T83_37">mobile</text:span><text:span text:style-name="T83_38"><text:s/>/<text:s/></text:span><text:span text:style-name="T83_39">tablet</text:span><text:span text:style-name="T83_40"><text:s/></text:span><text:span text:style-name="T83_41">computer</text:span><text:span text:style-name="T83_42"><text:s/></text:span><text:span text:style-name="T83_43">programming</text:span><text:span text:style-name="T83_44"><text:s/></text:span><text:span text:style-name="T83_45">which</text:span><text:span text:style-name="T83_46"><text:s/></text:span><text:span text:style-name="T83_47">may</text:span><text:span text:style-name="T83_48"><text:s/></text:span><text:span text:style-name="T83_49">cause</text:span><text:span text:style-name="T83_50"><text:s/></text:span><text:span text:style-name="T83_51">the</text:span><text:span text:style-name="T83_52"><text:s/></text:span><text:span text:style-name="T83_53">development</text:span><text:span text:style-name="T83_54"><text:s/></text:span><text:span text:style-name="T83_55">goes</text:span><text:span text:style-name="T83_56"><text:s/></text:span><text:span text:style-name="T83_57">slowly</text:span><text:span text:style-name="T83_58">.<text:s/></text:span><text:span text:style-name="T83_59">The</text:span><text:span text:style-name="T83_60"><text:s/></text:span><text:span text:style-name="T83_61">application</text:span><text:span text:style-name="T83_62"><text:s/></text:span><text:span text:style-name="T83_63">must</text:span><text:span text:style-name="T83_64"><text:s/></text:span><text:span text:style-name="T83_65">depend</text:span><text:span text:style-name="T83_66"><text:s/></text:span><text:span text:style-name="T83_67">on</text:span><text:span text:style-name="T83_68"><text:s/></text:span><text:span text:style-name="T83_69">internet</text:span><text:span text:style-name="T83_70"><text:s/></text:span><text:span text:style-name="T83_71">connection</text:span><text:span text:style-name="T83_72"><text:s/></text:span><text:span text:style-name="T83_73">and</text:span><text:span text:style-name="T83_74"><text:s/></text:span><text:span text:style-name="T83_75">server</text:span><text:span text:style-name="T83_76"><text:s/></text:span><text:span text:style-name="T83_77">so</text:span><text:span text:style-name="T83_78"><text:s/></text:span><text:span text:style-name="T83_79">if</text:span><text:span text:style-name="T83_80"><text:s/></text:span><text:span text:style-name="T83_81">there</text:span><text:span text:style-name="T83_82"><text:s/></text:span><text:span text:style-name="T83_83">is</text:span><text:span text:style-name="T83_84"><text:s/></text:span><text:span text:style-name="T83_85">some</text:span><text:span text:style-name="T83_86"><text:s/></text:span><text:span text:style-name="T83_87">problem</text:span><text:span text:style-name="T83_88"><text:s/></text:span><text:span text:style-name="T83_89">is</text:span><text:span text:style-name="T83_90"><text:s/></text:span><text:span text:style-name="T83_91">caused</text:span><text:span text:style-name="T83_92"><text:s/></text:span><text:span text:style-name="T83_93">to</text:span><text:span text:style-name="T83_94"><text:s/></text:span><text:span text:style-name="T83_95">them</text:span><text:span text:style-name="T83_96"><text:s/></text:span><text:span text:style-name="T83_97">the</text:span><text:span text:style-name="T83_98"><text:s/></text:span><text:span text:style-name="T83_99">application</text:span><text:span text:style-name="T83_100"><text:s/></text:span><text:span text:style-name="T83_101">may</text:span><text:span text:style-name="T83_102"><text:s/></text:span><text:span text:style-name="T83_103">not</text:span><text:span text:style-name="T83_104"><text:s/></text:span><text:span text:style-name="T83_105">work</text:span><text:span text:style-name="T83_106"><text:s/></text:span><text:span text:style-name="T83_107">properly</text:span><text:span text:style-name="T83_108"><text:s/></text:span><text:span text:style-name="T83_109">include</text:span><text:span text:style-name="T83_110"><text:s/></text:span><text:span text:style-name="T83_111">server</text:span><text:span text:style-name="T83_112"><text:s/></text:span><text:span text:style-name="T83_113">maintenance</text:span><text:span text:style-name="T83_114"><text:s/>,<text:s/></text:span><text:span text:style-name="T83_115">power</text:span><text:span text:style-name="T83_116"><text:s/></text:span><text:span text:style-name="T83_117">lost</text:span><text:span text:style-name="T83_118"><text:s/>,<text:s/></text:span><text:span text:style-name="T83_119">etc</text:span><text:span text:style-name="T83_120">.<text:s/></text:span><text:span text:style-name="T83_121">To</text:span><text:span text:style-name="T83_122"><text:s/></text:span><text:span text:style-name="T83_123">handle</text:span><text:span text:style-name="T83_124"><text:s/></text:span><text:span text:style-name="T83_125">the</text:span><text:span text:style-name="T83_126"><text:s/></text:span><text:span text:style-name="T83_127">situation</text:span><text:span text:style-name="T83_128"><text:s/></text:span><text:span text:style-name="T83_129">above</text:span><text:span text:style-name="T83_130"><text:s/></text:span><text:span text:style-name="T83_131">everything</text:span><text:span text:style-name="T83_132"><text:s/></text:span><text:span text:style-name="T83_133">might</text:span><text:span text:style-name="T83_134"><text:s/></text:span><text:span text:style-name="T83_135">be</text:span><text:span text:style-name="T83_136"><text:s/></text:span><text:span text:style-name="T83_137">recorded</text:span><text:span text:style-name="T83_138"><text:s/></text:span><text:span text:style-name="T83_139">manually</text:span><text:span text:style-name="T83_140">.</text:span></text:p>
      <text:p text:style-name="P84"/>
      <text:p text:style-name="P85"/>
      <text:p text:style-name="P86"/>
      <text:p text:style-name="P87"><text:span text:style-name="T87_1">2.</text:span><text:span text:style-name="T87_2">Vision</text:span><text:span text:style-name="T87_3"><text:s/></text:span><text:span text:style-name="T87_4">of</text:span><text:span text:style-name="T87_5"><text:s/></text:span><text:span text:style-name="T87_6">the</text:span><text:span text:style-name="T87_7"><text:s/></text:span><text:span text:style-name="T87_8">Solution</text:span></text:p>
      <text:p text:style-name="P88"><text:span text:style-name="T88_1">Mobile</text:span><text:span text:style-name="T88_2"><text:s/>/</text:span><text:span text:style-name="T88_3">Tablet</text:span><text:span text:style-name="T88_4"><text:s/></text:span><text:span text:style-name="T88_5">computer</text:span><text:span text:style-name="T88_6"><text:s/></text:span><text:span text:style-name="T88_7">POS</text:span><text:span text:style-name="T88_8"><text:s/></text:span><text:span text:style-name="T88_9">System</text:span><text:span text:style-name="T88_10"><text:s/></text:span><text:span text:style-name="T88_11">is</text:span><text:span text:style-name="T88_12"><text:s/></text:span><text:span text:style-name="T88_13">an</text:span><text:span text:style-name="T88_14"><text:s/></text:span><text:span text:style-name="T88_15">application</text:span><text:span text:style-name="T88_16"><text:s/></text:span><text:span text:style-name="T88_17">that</text:span><text:span text:style-name="T88_18"><text:s/></text:span><text:span text:style-name="T88_19">give</text:span><text:span text:style-name="T88_20"><text:s/></text:span><text:span text:style-name="T88_21">an</text:span><text:span text:style-name="T88_22"><text:s/></text:span><text:span text:style-name="T88_23">ability</text:span><text:span text:style-name="T88_24"><text:s/></text:span><text:span text:style-name="T88_25">to</text:span><text:span text:style-name="T88_26"><text:s/></text:span><text:span text:style-name="T88_27">manage</text:span><text:span text:style-name="T88_28"><text:s/></text:span><text:span text:style-name="T88_29">stock</text:span><text:span text:style-name="T88_30"><text:s/></text:span><text:span text:style-name="T88_31">and</text:span><text:span text:style-name="T88_32"><text:s/></text:span><text:span text:style-name="T88_33">sale</text:span><text:span text:style-name="T88_34"><text:s/></text:span><text:span text:style-name="T88_35">system</text:span><text:span text:style-name="T88_36"><text:s/></text:span><text:span text:style-name="T88_37">of</text:span><text:span text:style-name="T88_38"><text:s/></text:span><text:span text:style-name="T88_39">the</text:span><text:span text:style-name="T88_40"><text:s/></text:span><text:span text:style-name="T88_41">company</text:span><text:span text:style-name="T88_42"><text:s/></text:span><text:span text:style-name="T88_43">outside</text:span><text:span text:style-name="T88_44"><text:s/></text:span><text:span text:style-name="T88_45">of</text:span><text:span text:style-name="T88_46"><text:s/></text:span><text:span text:style-name="T88_47">the</text:span><text:span text:style-name="T88_48"><text:s/></text:span><text:span text:style-name="T88_49">office</text:span><text:span text:style-name="T88_50"><text:s/></text:span><text:span text:style-name="T88_51">as</text:span><text:span text:style-name="T88_52"><text:s/></text:span><text:span text:style-name="T88_53">long</text:span><text:span text:style-name="T88_54"><text:s/></text:span><text:span text:style-name="T88_55">as</text:span><text:span text:style-name="T88_56"><text:s/></text:span><text:span text:style-name="T88_57">server</text:span><text:span text:style-name="T88_58"><text:s/></text:span><text:span text:style-name="T88_59">is</text:span><text:span text:style-name="T88_60"><text:s/></text:span><text:span text:style-name="T88_61">connected</text:span><text:span text:style-name="T88_62">.<text:s/></text:span></text:p>
      <text:h text:style-name="P89" text:outline-level="10"><text:bookmark-start text:name="h.fneydgj4rb3u"/><text:bookmark-end text:name="h.fneydgj4rb3u"/><text:span text:style-name="T89_1">2.1.</text:span><text:span text:style-name="T89_2">Vision</text:span><text:span text:style-name="T89_3"><text:s/></text:span><text:span text:style-name="T89_4">Statement</text:span></text:h>
      <text:p text:style-name="P90"><text:span text:style-name="T90_1">The</text:span><text:span text:style-name="T90_2"><text:s/></text:span><text:span text:style-name="T90_3">System</text:span><text:span text:style-name="T90_4"><text:s/></text:span><text:span text:style-name="T90_5">can</text:span><text:span text:style-name="T90_6"><text:s/></text:span><text:span text:style-name="T90_7">add</text:span><text:span text:style-name="T90_8"><text:s/></text:span><text:span text:style-name="T90_9">and</text:span><text:span text:style-name="T90_10"><text:s/></text:span><text:span text:style-name="T90_11">delete</text:span><text:span text:style-name="T90_12"><text:s/></text:span><text:span text:style-name="T90_13">the</text:span><text:span text:style-name="T90_14"><text:s/></text:span><text:span text:style-name="T90_15">sale</text:span><text:span text:style-name="T90_16"><text:s/></text:span><text:span text:style-name="T90_17">item</text:span><text:span text:style-name="T90_18"><text:s/></text:span><text:span text:style-name="T90_19">inventory</text:span><text:span text:style-name="T90_20"><text:s/>(</text:span><text:span text:style-name="T90_21">stock</text:span><text:span text:style-name="T90_22">)<text:s/></text:span><text:span text:style-name="T90_23">which</text:span><text:span text:style-name="T90_24"><text:s/></text:span><text:span text:style-name="T90_25">can</text:span><text:span text:style-name="T90_26"><text:s/></text:span><text:span text:style-name="T90_27">manage</text:span><text:span text:style-name="T90_28"><text:s/></text:span><text:span text:style-name="T90_29">this</text:span><text:span text:style-name="T90_30"><text:s/></text:span><text:span text:style-name="T90_31">in</text:span><text:span text:style-name="T90_32"><text:s/></text:span><text:span text:style-name="T90_33">mobile</text:span><text:span text:style-name="T90_34"><text:s/>/<text:s/></text:span><text:span text:style-name="T90_35">tablet</text:span><text:span text:style-name="T90_36"><text:s/></text:span><text:span text:style-name="T90_37">computer</text:span><text:span text:style-name="T90_38">.<text:s/></text:span><text:span text:style-name="T90_39">The</text:span><text:span text:style-name="T90_40"><text:s/></text:span><text:span text:style-name="T90_41">sale</text:span><text:span text:style-name="T90_42"><text:s/></text:span><text:span text:style-name="T90_43">system</text:span><text:span text:style-name="T90_44"><text:s/></text:span><text:span text:style-name="T90_45">can</text:span><text:span text:style-name="T90_46"><text:s/></text:span><text:span text:style-name="T90_47">do</text:span><text:span text:style-name="T90_48"><text:s/></text:span><text:span text:style-name="T90_49">real</text:span><text:span text:style-name="T90_50"><text:s/></text:span><text:span text:style-name="T90_51">time</text:span><text:span text:style-name="T90_52"><text:s/></text:span><text:span text:style-name="T90_53">inventory</text:span><text:span text:style-name="T90_54"><text:s/></text:span><text:span text:style-name="T90_55">updated</text:span><text:span text:style-name="T90_56"><text:s/></text:span><text:span text:style-name="T90_57">and</text:span><text:span text:style-name="T90_58"><text:s/></text:span><text:span text:style-name="T90_59">transaction</text:span><text:span text:style-name="T90_60"><text:s/></text:span><text:span text:style-name="T90_61">properly</text:span><text:span text:style-name="T90_62">.<text:s/></text:span><text:span text:style-name="T90_63">Any</text:span><text:span text:style-name="T90_64"><text:s/></text:span><text:span text:style-name="T90_65">of</text:span><text:span text:style-name="T90_66"><text:s/></text:span><text:span text:style-name="T90_67">sale</text:span><text:span text:style-name="T90_68"><text:s/></text:span><text:span text:style-name="T90_69">is</text:span><text:span text:style-name="T90_70"><text:s/></text:span><text:span text:style-name="T90_71">recorded</text:span><text:span text:style-name="T90_72">.<text:s/></text:span><text:span text:style-name="T90_73">The</text:span><text:span text:style-name="T90_74"><text:s/></text:span><text:span text:style-name="T90_75">connection</text:span><text:span text:style-name="T90_76"><text:s/></text:span><text:span text:style-name="T90_77">between</text:span><text:span text:style-name="T90_78"><text:s/></text:span><text:span text:style-name="T90_79">inventory</text:span><text:span text:style-name="T90_80"><text:s/></text:span><text:span text:style-name="T90_81">and</text:span><text:span text:style-name="T90_82"><text:s/></text:span><text:span text:style-name="T90_83">sale</text:span><text:span text:style-name="T90_84"><text:s/></text:span><text:span text:style-name="T90_85">system</text:span><text:span text:style-name="T90_86"><text:s/></text:span><text:span text:style-name="T90_87">will</text:span><text:span text:style-name="T90_88"><text:s/></text:span><text:span text:style-name="T90_89">not</text:span><text:span text:style-name="T90_90"><text:s/></text:span><text:span text:style-name="T90_91">crash</text:span><text:span text:style-name="T90_92"><text:s/></text:span><text:span text:style-name="T90_93">by</text:span><text:span text:style-name="T90_94"><text:s/></text:span><text:span text:style-name="T90_95">application</text:span><text:span text:style-name="T90_96"><text:s/></text:span><text:span text:style-name="T90_97">problem</text:span><text:span text:style-name="T90_98"><text:s/>(<text:s/></text:span><text:span text:style-name="T90_99">may</text:span><text:span text:style-name="T90_100"><text:s/></text:span><text:span text:style-name="T90_101">crash</text:span><text:span text:style-name="T90_102"><text:s/></text:span><text:span text:style-name="T90_103">by</text:span><text:span text:style-name="T90_104"><text:s/></text:span><text:span text:style-name="T90_105">internet</text:span><text:span text:style-name="T90_106"><text:s/></text:span><text:span text:style-name="T90_107">connection</text:span><text:span text:style-name="T90_108"><text:s/>,<text:s/></text:span><text:span text:style-name="T90_109">power</text:span><text:span text:style-name="T90_110"><text:s/></text:span><text:span text:style-name="T90_111">lost</text:span><text:span text:style-name="T90_112"><text:s/>,<text:s/></text:span><text:span text:style-name="T90_113">etc</text:span><text:span text:style-name="T90_114">.<text:s/>)<text:s/>.<text:s/></text:span><text:span text:style-name="T90_115">The</text:span><text:span text:style-name="T90_116"><text:s/></text:span><text:span text:style-name="T90_117">user</text:span><text:span text:style-name="T90_118"><text:s/></text:span><text:span text:style-name="T90_119">interface</text:span><text:span text:style-name="T90_120"><text:s/></text:span><text:span text:style-name="T90_121">can</text:span><text:span text:style-name="T90_122"><text:s/></text:span><text:span text:style-name="T90_123">support</text:span><text:span text:style-name="T90_124"><text:s/></text:span><text:span text:style-name="T90_125">user</text:span><text:span text:style-name="T90_126"><text:s/></text:span><text:span text:style-name="T90_127">at</text:span><text:span text:style-name="T90_128"><text:s/></text:span><text:span text:style-name="T90_129">any</text:span><text:span text:style-name="T90_130"><text:s/></text:span><text:span text:style-name="T90_131">ages</text:span><text:span text:style-name="T90_132"><text:s/></text:span><text:span text:style-name="T90_133">and</text:span><text:span text:style-name="T90_134"><text:s/></text:span><text:span text:style-name="T90_135">the</text:span><text:span text:style-name="T90_136"><text:s/></text:span><text:span text:style-name="T90_137">languages</text:span><text:span text:style-name="T90_138"><text:s/></text:span><text:span text:style-name="T90_139">is</text:span><text:span text:style-name="T90_140"><text:s/></text:span><text:span text:style-name="T90_141">easy</text:span><text:span text:style-name="T90_142"><text:s/></text:span><text:span text:style-name="T90_143">to</text:span><text:span text:style-name="T90_144"><text:s/></text:span><text:span text:style-name="T90_145">understand</text:span><text:span text:style-name="T90_146">.<text:s/>&lt;</text:span><text:span text:style-name="T90_147">edit</text:span><text:span text:style-name="T90_148"><text:s/></text:span><text:span text:style-name="T90_149">by</text:span><text:span text:style-name="T90_150"><text:s/></text:span><text:span text:style-name="T90_151">aun</text:span><text:span text:style-name="T90_152">&gt;<text:s/></text:span></text:p>
      <text:h text:style-name="P91" text:outline-level="10"><text:bookmark-start text:name="h.uxjkomxf4zhu"/><text:bookmark-end text:name="h.uxjkomxf4zhu"/><text:span text:style-name="T91_1">2.2.</text:span><text:span text:style-name="T91_2">Major</text:span><text:span text:style-name="T91_3"><text:s/></text:span><text:span text:style-name="T91_4">Features</text:span></text:h>
      <text:p text:style-name="P92"><text:span text:style-name="T92_1">-<text:s/></text:span><text:span text:style-name="T92_2">Add</text:span><text:span text:style-name="T92_3"><text:s/>/<text:s/></text:span><text:span text:style-name="T92_4">Remove</text:span><text:span text:style-name="T92_5"><text:s/>/<text:s/></text:span><text:span text:style-name="T92_6">Edit</text:span><text:span text:style-name="T92_7"><text:s/></text:span><text:span text:style-name="T92_8">product</text:span><text:span text:style-name="T92_9"><text:s/></text:span><text:span text:style-name="T92_10">in</text:span><text:span text:style-name="T92_11"><text:s/></text:span><text:span text:style-name="T92_12">the</text:span><text:span text:style-name="T92_13"><text:s/></text:span><text:span text:style-name="T92_14">inventory</text:span></text:p>
      <text:p text:style-name="P93"><text:span text:style-name="T93_1">-<text:s/></text:span><text:span text:style-name="T93_2">Authenticate</text:span><text:span text:style-name="T93_3"><text:s/></text:span><text:span text:style-name="T93_4">user</text:span><text:span text:style-name="T93_5"><text:s/></text:span><text:span text:style-name="T93_6">by</text:span><text:span text:style-name="T93_7"><text:s/></text:span><text:span text:style-name="T93_8">username</text:span><text:span text:style-name="T93_9"><text:s/></text:span><text:span text:style-name="T93_10">and</text:span><text:span text:style-name="T93_11"><text:s/></text:span><text:span text:style-name="T93_12">password</text:span><text:span text:style-name="T93_13">.</text:span></text:p>
      <text:p text:style-name="P94"><text:span text:style-name="T94_1">-<text:s/></text:span><text:span text:style-name="T94_2">Sale</text:span><text:span text:style-name="T94_3"><text:s/></text:span><text:span text:style-name="T94_4">system</text:span><text:span text:style-name="T94_5"><text:s/></text:span><text:span text:style-name="T94_6">connect</text:span><text:span text:style-name="T94_7"><text:s/></text:span><text:span text:style-name="T94_8">to</text:span><text:span text:style-name="T94_9"><text:s/></text:span><text:span text:style-name="T94_10">the</text:span><text:span text:style-name="T94_11"><text:s/></text:span><text:span text:style-name="T94_12">inventory</text:span><text:span text:style-name="T94_13"><text:s/></text:span><text:span text:style-name="T94_14">to</text:span><text:span text:style-name="T94_15"><text:s/></text:span><text:span text:style-name="T94_16">update</text:span><text:span text:style-name="T94_17"><text:s/></text:span><text:span text:style-name="T94_18">the</text:span><text:span text:style-name="T94_19"><text:s/></text:span><text:span text:style-name="T94_20">inventory</text:span><text:span text:style-name="T94_21"><text:s/></text:span><text:span text:style-name="T94_22">real</text:span><text:span text:style-name="T94_23"><text:s/></text:span><text:span text:style-name="T94_24">time</text:span><text:span text:style-name="T94_25">.</text:span></text:p>
      <text:p text:style-name="P95"><text:span text:style-name="T95_1">-<text:s/></text:span><text:span text:style-name="T95_2">Calculate</text:span><text:span text:style-name="T95_3"><text:s/></text:span><text:span text:style-name="T95_4">the</text:span><text:span text:style-name="T95_5"><text:s/></text:span><text:span text:style-name="T95_6">price</text:span><text:span text:style-name="T95_7"><text:s/></text:span><text:span text:style-name="T95_8">which</text:span><text:span text:style-name="T95_9"><text:s/></text:span><text:span text:style-name="T95_10">includes</text:span><text:span text:style-name="T95_11"><text:s/></text:span><text:span text:style-name="T95_12">taxes</text:span><text:span text:style-name="T95_13"><text:s/></text:span><text:span text:style-name="T95_14">calculation</text:span><text:span text:style-name="T95_15">.</text:span></text:p>
      <text:h text:style-name="P96" text:outline-level="10"><text:bookmark-start text:name="h.pw2zbtvf5m4x"/><text:bookmark-end text:name="h.pw2zbtvf5m4x"/><text:span text:style-name="T96_1">2.3.</text:span><text:span text:style-name="T96_2">Assumptions</text:span><text:span text:style-name="T96_3"><text:s/></text:span><text:span text:style-name="T96_4">and</text:span><text:span text:style-name="T96_5"><text:s/></text:span><text:span text:style-name="T96_6">Dependencies</text:span></text:h>
      <text:p text:style-name="P97"><text:span text:style-name="T97_1">-<text:s/></text:span><text:span text:style-name="T97_2">The</text:span><text:span text:style-name="T97_3"><text:s/></text:span><text:span text:style-name="T97_4">connection</text:span><text:span text:style-name="T97_5"><text:s/></text:span><text:span text:style-name="T97_6">between</text:span><text:span text:style-name="T97_7"><text:s/></text:span><text:span text:style-name="T97_8">the</text:span><text:span text:style-name="T97_9"><text:s/></text:span><text:span text:style-name="T97_10">inventory</text:span><text:span text:style-name="T97_11"><text:s/></text:span><text:span text:style-name="T97_12">and</text:span><text:span text:style-name="T97_13"><text:s/></text:span><text:span text:style-name="T97_14">sale</text:span><text:span text:style-name="T97_15"><text:s/></text:span><text:span text:style-name="T97_16">system</text:span><text:span text:style-name="T97_17"><text:s/></text:span><text:span text:style-name="T97_18">is</text:span><text:span text:style-name="T97_19"><text:s/></text:span><text:span text:style-name="T97_20">working</text:span><text:span text:style-name="T97_21"><text:s/></text:span><text:span text:style-name="T97_22">properly</text:span><text:span text:style-name="T97_23">.</text:span></text:p>
      <text:p text:style-name="P98"><text:span text:style-name="T98_1">-<text:s/></text:span><text:span text:style-name="T98_2">The</text:span><text:span text:style-name="T98_3"><text:s/></text:span><text:span text:style-name="T98_4">inventory</text:span><text:span text:style-name="T98_5"><text:s/></text:span><text:span text:style-name="T98_6">server</text:span><text:span text:style-name="T98_7"><text:s/></text:span><text:span text:style-name="T98_8">is</text:span><text:span text:style-name="T98_9"><text:s/></text:span><text:span text:style-name="T98_10">running</text:span><text:span text:style-name="T98_11">.</text:span></text:p>
      <text:p text:style-name="P99"><text:span text:style-name="T99_1">-<text:s/></text:span><text:span text:style-name="T99_2">The</text:span><text:span text:style-name="T99_3"><text:s/></text:span><text:span text:style-name="T99_4">sale</text:span><text:span text:style-name="T99_5"><text:s/></text:span><text:span text:style-name="T99_6">history</text:span><text:span text:style-name="T99_7"><text:s/></text:span><text:span text:style-name="T99_8">is</text:span><text:span text:style-name="T99_9"><text:s/></text:span><text:span text:style-name="T99_10">recorded</text:span><text:span text:style-name="T99_11">.</text:span></text:p>
      <text:p text:style-name="P100"><text:span text:style-name="T100_1">-<text:s/></text:span><text:span text:style-name="T100_2">The</text:span><text:span text:style-name="T100_3"><text:s/></text:span><text:span text:style-name="T100_4">system</text:span><text:span text:style-name="T100_5"><text:s/></text:span><text:span text:style-name="T100_6">run</text:span><text:span text:style-name="T100_7"><text:s/></text:span><text:span text:style-name="T100_8">on</text:span><text:span text:style-name="T100_9"><text:s/></text:span><text:span text:style-name="T100_10">mobile</text:span><text:span text:style-name="T100_11"><text:s/>/<text:s/></text:span><text:span text:style-name="T100_12">tablet</text:span><text:span text:style-name="T100_13"><text:s/></text:span><text:span text:style-name="T100_14">computer</text:span><text:span text:style-name="T100_15">.</text:span></text:p>
      <text:h text:style-name="P101" text:outline-level="10"><text:bookmark-start text:name="h.onxvojk3jncd"/><text:bookmark-end text:name="h.onxvojk3jncd"/><text:span text:style-name="T101_1">3.</text:span><text:span text:style-name="T101_2">Scope</text:span><text:span text:style-name="T101_3"><text:s/></text:span><text:span text:style-name="T101_4">and</text:span><text:span text:style-name="T101_5"><text:s/></text:span><text:span text:style-name="T101_6">Limitations</text:span></text:h>
      <text:p text:style-name="P102"><text:span text:style-name="T102_1">The</text:span><text:span text:style-name="T102_2"><text:s/></text:span><text:span text:style-name="T102_3">project</text:span><text:span text:style-name="T102_4"><text:s/></text:span><text:span text:style-name="T102_5">development</text:span><text:span text:style-name="T102_6"><text:s/></text:span><text:span text:style-name="T102_7">will</text:span><text:span text:style-name="T102_8"><text:s/></text:span><text:span text:style-name="T102_9">be</text:span><text:span text:style-name="T102_10"><text:s/></text:span><text:span text:style-name="T102_11">limited</text:span><text:span text:style-name="T102_12"><text:s/></text:span><text:span text:style-name="T102_13">to</text:span><text:span text:style-name="T102_14"><text:s/></text:span><text:span text:style-name="T102_15">the</text:span><text:span text:style-name="T102_16"><text:s/></text:span><text:span text:style-name="T102_17">report</text:span><text:span text:style-name="T102_18">.</text:span></text:p>
      <text:h text:style-name="P103" text:outline-level="10"><text:bookmark-start text:name="h.i5aqubt56pe7"/><text:bookmark-end text:name="h.i5aqubt56pe7"/><text:span text:style-name="T103_1">3.1.</text:span><text:span text:style-name="T103_2">Scope</text:span><text:span text:style-name="T103_3"><text:s/></text:span><text:span text:style-name="T103_4">of</text:span><text:span text:style-name="T103_5"><text:s/></text:span><text:span text:style-name="T103_6">Initial</text:span><text:span text:style-name="T103_7"><text:s/></text:span><text:span text:style-name="T103_8">Release</text:span></text:h>
      <text:p text:style-name="P104"><text:span text:style-name="T104_1">Add</text:span><text:span text:style-name="T104_2"><text:s/>/<text:s/></text:span><text:span text:style-name="T104_3">Edit</text:span><text:span text:style-name="T104_4"><text:s/>/<text:s/></text:span><text:span text:style-name="T104_5">Remove</text:span><text:span text:style-name="T104_6"><text:s/></text:span><text:span text:style-name="T104_7">system</text:span><text:span text:style-name="T104_8"><text:s/></text:span><text:span text:style-name="T104_9">will</text:span><text:span text:style-name="T104_10"><text:s/></text:span><text:span text:style-name="T104_11">be</text:span><text:span text:style-name="T104_12"><text:s/></text:span><text:span text:style-name="T104_13">focused</text:span><text:span text:style-name="T104_14"><text:s/></text:span><text:span text:style-name="T104_15">first</text:span><text:span text:style-name="T104_16">.</text:span><text:span text:style-name="T104_17">This</text:span><text:span text:style-name="T104_18"><text:s/></text:span><text:span text:style-name="T104_19">feature</text:span><text:span text:style-name="T104_20"><text:s/></text:span><text:span text:style-name="T104_21">will</text:span><text:span text:style-name="T104_22"><text:s/></text:span><text:span text:style-name="T104_23">manage</text:span><text:span text:style-name="T104_24"><text:s/></text:span><text:span text:style-name="T104_25">all</text:span><text:span text:style-name="T104_26"><text:s/></text:span><text:span text:style-name="T104_27">of</text:span><text:span text:style-name="T104_28"><text:s/></text:span><text:span text:style-name="T104_29">the</text:span><text:span text:style-name="T104_30"><text:s/></text:span><text:span text:style-name="T104_31">item</text:span><text:span text:style-name="T104_32"><text:s/></text:span><text:span text:style-name="T104_33">in</text:span><text:span text:style-name="T104_34"><text:s/></text:span><text:span text:style-name="T104_35">inventory</text:span><text:span text:style-name="T104_36"><text:s/></text:span><text:span text:style-name="T104_37">so</text:span><text:span text:style-name="T104_38"><text:s/></text:span><text:span text:style-name="T104_39">they</text:span><text:span text:style-name="T104_40"><text:s/></text:span><text:span text:style-name="T104_41">can</text:span><text:span text:style-name="T104_42"><text:s/></text:span><text:span text:style-name="T104_43">control</text:span><text:span text:style-name="T104_44"><text:s/></text:span><text:span text:style-name="T104_45">the</text:span><text:span text:style-name="T104_46"><text:s/></text:span><text:span text:style-name="T104_47">item</text:span><text:span text:style-name="T104_48"><text:s/></text:span><text:span text:style-name="T104_49">inventory</text:span><text:span text:style-name="T104_50"><text:s/></text:span><text:span text:style-name="T104_51">that</text:span><text:span text:style-name="T104_52"><text:s/></text:span><text:span text:style-name="T104_53">is</text:span><text:span text:style-name="T104_54"><text:s/></text:span><text:span text:style-name="T104_55">the</text:span><text:span text:style-name="T104_56"><text:s/></text:span><text:span text:style-name="T104_57">most</text:span><text:span text:style-name="T104_58"><text:s/></text:span><text:span text:style-name="T104_59">important</text:span><text:span text:style-name="T104_60"><text:s/></text:span><text:span text:style-name="T104_61">feature</text:span><text:span text:style-name="T104_62"><text:s/></text:span><text:span text:style-name="T104_63">of</text:span><text:span text:style-name="T104_64"><text:s/></text:span><text:span text:style-name="T104_65">this</text:span><text:span text:style-name="T104_66"><text:s/></text:span><text:span text:style-name="T104_67">POS</text:span><text:span text:style-name="T104_68">.<text:s/></text:span><text:span text:style-name="T104_69">Every</text:span><text:span text:style-name="T104_70"><text:s/></text:span><text:span text:style-name="T104_71">Item</text:span><text:span text:style-name="T104_72"><text:s/></text:span><text:span text:style-name="T104_73">in</text:span><text:span text:style-name="T104_74"><text:s/></text:span><text:span text:style-name="T104_75">the</text:span><text:span text:style-name="T104_76"><text:s/></text:span><text:span text:style-name="T104_77">inventory</text:span><text:span text:style-name="T104_78"><text:s/></text:span><text:span text:style-name="T104_79">have</text:span><text:span text:style-name="T104_80"><text:s/></text:span><text:span text:style-name="T104_81">their</text:span><text:span text:style-name="T104_82"><text:s/></text:span><text:span text:style-name="T104_83">own</text:span><text:span text:style-name="T104_84"><text:s/></text:span><text:span text:style-name="T104_85">information</text:span><text:span text:style-name="T104_86"><text:s/></text:span><text:span text:style-name="T104_87">to</text:span><text:span text:style-name="T104_88"><text:s/></text:span><text:span text:style-name="T104_89">be</text:span><text:span text:style-name="T104_90"><text:s/></text:span><text:span text:style-name="T104_91">use</text:span><text:span text:style-name="T104_92"><text:s/></text:span><text:span text:style-name="T104_93">in</text:span><text:span text:style-name="T104_94"><text:s/></text:span><text:span text:style-name="T104_95">the</text:span><text:span text:style-name="T104_96"><text:s/></text:span><text:span text:style-name="T104_97">upcoming</text:span><text:span text:style-name="T104_98"><text:s/></text:span><text:span text:style-name="T104_99">feature</text:span><text:span text:style-name="T104_100"><text:s/></text:span><text:span text:style-name="T104_101">like</text:span><text:span text:style-name="T104_102"><text:s/></text:span><text:span text:style-name="T104_103">sale</text:span><text:span text:style-name="T104_104"><text:s/></text:span><text:span text:style-name="T104_105">system</text:span><text:span text:style-name="T104_106"><text:s/>,<text:s/></text:span><text:span text:style-name="T104_107">etc</text:span><text:span text:style-name="T104_108">.</text:span></text:p>
      <text:h text:style-name="P105" text:outline-level="10"><text:bookmark-start text:name="h.ekqsh1mlrd71"/><text:bookmark-end text:name="h.ekqsh1mlrd71"/></text:h>
      <text:h text:style-name="P106" text:outline-level="10"><text:bookmark-start text:name="h.1fp1rl3ieyod"/><text:bookmark-end text:name="h.1fp1rl3ieyod"/><text:span text:style-name="T106_1">3.2.</text:span><text:span text:style-name="T106_2">Scope</text:span><text:span text:style-name="T106_3"><text:s/></text:span><text:span text:style-name="T106_4">of</text:span><text:span text:style-name="T106_5"><text:s/></text:span><text:span text:style-name="T106_6">Subsequent</text:span><text:span text:style-name="T106_7"><text:s/></text:span><text:span text:style-name="T106_8">Releases</text:span></text:h>
      <text:p text:style-name="P107"><text:span text:style-name="T107_1">-<text:s/></text:span><text:span text:style-name="T107_2">Sale</text:span><text:span text:style-name="T107_3"><text:s/></text:span><text:span text:style-name="T107_4">system</text:span><text:span text:style-name="T107_5"><text:s/></text:span><text:span text:style-name="T107_6">and</text:span><text:span text:style-name="T107_7"><text:s/></text:span><text:span text:style-name="T107_8">the</text:span><text:span text:style-name="T107_9"><text:s/></text:span><text:span text:style-name="T107_10">connection</text:span><text:span text:style-name="T107_11"><text:s/></text:span><text:span text:style-name="T107_12">between</text:span><text:span text:style-name="T107_13"><text:s/></text:span><text:span text:style-name="T107_14">it</text:span><text:span text:style-name="T107_15"><text:s/></text:span><text:span text:style-name="T107_16">and</text:span><text:span text:style-name="T107_17"><text:s/></text:span><text:span text:style-name="T107_18">the</text:span><text:span text:style-name="T107_19"><text:s/></text:span><text:span text:style-name="T107_20">inventory</text:span><text:span text:style-name="T107_21">.</text:span></text:p>
      <text:p text:style-name="P108"><text:span text:style-name="T108_1">-<text:s/></text:span><text:span text:style-name="T108_2">Sale</text:span><text:span text:style-name="T108_3"><text:s/></text:span><text:span text:style-name="T108_4">history</text:span><text:span text:style-name="T108_5">.<text:s/></text:span></text:p>
      <text:p text:style-name="P109"><text:span text:style-name="T109_1">-<text:s/></text:span><text:span text:style-name="T109_2">Authentication</text:span><text:span text:style-name="T109_3">.</text:span></text:p>
      <text:h text:style-name="P110" text:outline-level="10"><text:bookmark-start text:name="h.o6j7fnv5lav4"/><text:bookmark-end text:name="h.o6j7fnv5lav4"/><text:span text:style-name="T110_1">4.</text:span><text:span text:style-name="T110_2">Business</text:span><text:span text:style-name="T110_3"><text:s/></text:span><text:span text:style-name="T110_4">Context</text:span></text:h>
      <text:h text:style-name="P111" text:outline-level="10"><text:bookmark-start text:name="h.f6z3u9bwmrtw"/><text:bookmark-end text:name="h.f6z3u9bwmrtw"/><text:span text:style-name="T111_1">4.1.</text:span><text:span text:style-name="T111_2">Stakeholder</text:span><text:span text:style-name="T111_3"><text:s/></text:span><text:span text:style-name="T111_4">Profiles</text:span></text:h>
      <text:p text:style-name="P112"/>
      <table:table table:style-name="Table2">
        <table:table-column table:style-name="Column4"/>
        <table:table-column table:style-name="Column5"/>
        <table:table-column table:style-name="Column6"/>
        <table:table-column table:style-name="Column7"/>
        <table:table-column table:style-name="Column8"/>
        <table:table-row table:style-name="Row4">
          <table:table-cell table:style-name="Cell10">
            <text:p text:style-name="P113"><text:span text:style-name="T113_1">Stakeholder</text:span></text:p>
            <text:p text:style-name="P114"/>
          </table:table-cell>
          <table:table-cell table:style-name="Cell11">
            <text:p text:style-name="P115"><text:span text:style-name="T115_1">Major</text:span><text:span text:style-name="T115_2"><text:s/></text:span><text:span text:style-name="T115_3">Value</text:span></text:p>
            <text:p text:style-name="P116"/>
          </table:table-cell>
          <table:table-cell table:style-name="Cell12">
            <text:p text:style-name="P117"><text:span text:style-name="T117_1">Attitudes</text:span></text:p>
            <text:p text:style-name="P118"/>
          </table:table-cell>
          <table:table-cell table:style-name="Cell13">
            <text:p text:style-name="P119"><text:span text:style-name="T119_1">Major</text:span><text:span text:style-name="T119_2"><text:s/></text:span><text:span text:style-name="T119_3">Interests</text:span></text:p>
            <text:p text:style-name="P120"/>
          </table:table-cell>
          <table:table-cell table:style-name="Cell14">
            <text:p text:style-name="P121"><text:span text:style-name="T121_1">Constraints</text:span></text:p>
            <text:p text:style-name="P122"/>
          </table:table-cell>
        </table:table-row>
        <table:table-row table:style-name="Row5">
          <table:table-cell table:style-name="Cell15">
            <text:p text:style-name="P123"><text:span text:style-name="T123_1"><text:tab/><text:tab/></text:span></text:p>
            <text:p text:style-name="P124"><text:span text:style-name="T124_1">Developer</text:span></text:p>
            <text:p text:style-name="P125"><text:span text:style-name="T125_1"><text:tab/><text:tab/></text:span></text:p>
          </table:table-cell>
          <table:table-cell table:style-name="Cell16">
            <text:p text:style-name="P126"><text:span text:style-name="T126_1"><text:tab/><text:tab/></text:span><text:span text:style-name="T126_2">Develop</text:span><text:span text:style-name="T126_3"><text:s/></text:span><text:span text:style-name="T126_4">POS</text:span></text:p>
            <text:p text:style-name="P127"><text:span text:style-name="T127_1"><text:tab/><text:tab/></text:span></text:p>
          </table:table-cell>
          <table:table-cell table:style-name="Cell17">
            <text:p text:style-name="P128"><text:span text:style-name="T128_1"><text:tab/><text:tab/><text:tab/></text:span></text:p>
            <text:p text:style-name="P129"><text:span text:style-name="T129_1">Develop</text:span><text:span text:style-name="T129_2"><text:s/></text:span><text:span text:style-name="T129_3">application</text:span><text:span text:style-name="T129_4"><text:tab/><text:tab/></text:span></text:p>
          </table:table-cell>
          <table:table-cell table:style-name="Cell18">
            <text:p text:style-name="P130"><text:span text:style-name="T130_1"><text:tab/><text:tab/><text:tab/></text:span></text:p>
            <text:p text:style-name="P131"><text:span text:style-name="T131_1">Making</text:span><text:span text:style-name="T131_2"><text:s/></text:span><text:span text:style-name="T131_3">stable</text:span><text:span text:style-name="T131_4"><text:s/></text:span><text:span text:style-name="T131_5">application</text:span><text:span text:style-name="T131_6"><text:tab/></text:span></text:p>
          </table:table-cell>
          <table:table-cell table:style-name="Cell19">
            <text:p text:style-name="P132"><text:span text:style-name="T132_1"><text:tab/><text:tab/><text:tab/></text:span></text:p>
            <text:p text:style-name="P133"><text:span text:style-name="T133_1">Not</text:span><text:span text:style-name="T133_2"><text:s/></text:span><text:span text:style-name="T133_3">identify</text:span><text:span text:style-name="T133_4"><text:tab/><text:tab/></text:span></text:p>
          </table:table-cell>
        </table:table-row>
        <table:table-row table:style-name="Row6">
          <table:table-cell table:style-name="Cell20">
            <text:p text:style-name="P134"><text:span text:style-name="T134_1"><text:tab/><text:tab/></text:span></text:p>
            <text:p text:style-name="P135"><text:span text:style-name="T135_1">Seller</text:span></text:p>
            <text:p text:style-name="P136"><text:span text:style-name="T136_1"><text:tab/><text:tab/></text:span></text:p>
          </table:table-cell>
          <table:table-cell table:style-name="Cell21">
            <text:p text:style-name="P137"/>
            <text:p text:style-name="P138"><text:span text:style-name="T138_1"><text:tab/></text:span></text:p>
            <text:p text:style-name="P139"><text:span text:style-name="T139_1">Use</text:span><text:span text:style-name="T139_2"><text:s/></text:span><text:span text:style-name="T139_3">application</text:span></text:p>
            <text:p text:style-name="P140"><text:span text:style-name="T140_1"><text:tab/><text:tab/></text:span></text:p>
          </table:table-cell>
          <table:table-cell table:style-name="Cell22">
            <text:p text:style-name="P141"><text:span text:style-name="T141_1"><text:tab/><text:tab/><text:tab/></text:span></text:p>
            <text:p text:style-name="P142"><text:span text:style-name="T142_1">Making</text:span><text:span text:style-name="T142_2"><text:s/></text:span><text:span text:style-name="T142_3">sell</text:span></text:p>
            <text:p text:style-name="P143"><text:span text:style-name="T143_1"><text:tab/><text:tab/></text:span></text:p>
          </table:table-cell>
          <table:table-cell table:style-name="Cell23">
            <text:p text:style-name="P144"><text:span text:style-name="T144_1"><text:tab/><text:tab/><text:tab/></text:span></text:p>
            <text:p text:style-name="P145"><text:span text:style-name="T145_1">Use</text:span><text:span text:style-name="T145_2"><text:s/></text:span><text:span text:style-name="T145_3">application</text:span><text:span text:style-name="T145_4"><text:s/></text:span><text:span text:style-name="T145_5">for</text:span><text:span text:style-name="T145_6"><text:s/></text:span><text:span text:style-name="T145_7">selling</text:span><text:span text:style-name="T145_8"><text:s/></text:span><text:span text:style-name="T145_9">product</text:span></text:p>
            <text:p text:style-name="P146"><text:span text:style-name="T146_1"><text:tab/><text:tab/></text:span></text:p>
          </table:table-cell>
          <table:table-cell table:style-name="Cell24">
            <text:p text:style-name="P147"><text:span text:style-name="T147_1"><text:tab/><text:tab/><text:tab/></text:span></text:p>
            <text:p text:style-name="P148"><text:span text:style-name="T148_1">Salary</text:span><text:span text:style-name="T148_2"><text:tab/></text:span></text:p>
          </table:table-cell>
        </table:table-row>
        <table:table-row table:style-name="Row7">
          <table:table-cell table:style-name="Cell25">
            <text:p text:style-name="P149"><text:span text:style-name="T149_1"><text:tab/><text:tab/></text:span></text:p>
            <text:p text:style-name="P150"><text:span text:style-name="T150_1">Customer</text:span></text:p>
            <text:p text:style-name="P151"><text:span text:style-name="T151_1"><text:tab/><text:tab/></text:span></text:p>
          </table:table-cell>
          <table:table-cell table:style-name="Cell26">
            <text:p text:style-name="P152"><text:span text:style-name="T152_1"><text:tab/></text:span></text:p>
            <text:p text:style-name="P153"><text:span text:style-name="T153_1">Use</text:span><text:span text:style-name="T153_2"><text:s/></text:span><text:span text:style-name="T153_3">application</text:span><text:span text:style-name="T153_4"><text:tab/><text:tab/></text:span></text:p>
          </table:table-cell>
          <table:table-cell table:style-name="Cell27">
            <text:p text:style-name="P154"><text:span text:style-name="T154_1"><text:tab/><text:tab/></text:span></text:p>
            <text:p text:style-name="P155"><text:span text:style-name="T155_1">Buy</text:span><text:span text:style-name="T155_2"><text:s/></text:span><text:span text:style-name="T155_3">products</text:span><text:span text:style-name="T155_4"><text:tab/><text:tab/></text:span></text:p>
          </table:table-cell>
          <table:table-cell table:style-name="Cell28">
            <text:p text:style-name="P156"><text:span text:style-name="T156_1"><text:tab/><text:tab/></text:span></text:p>
            <text:p text:style-name="P157"><text:span text:style-name="T157_1">Get</text:span><text:span text:style-name="T157_2"><text:s/></text:span><text:span text:style-name="T157_3">convenient</text:span><text:span text:style-name="T157_4"><text:s/></text:span><text:span text:style-name="T157_5">in</text:span><text:span text:style-name="T157_6"><text:s/></text:span><text:span text:style-name="T157_7">buying</text:span><text:span text:style-name="T157_8"><text:s/></text:span><text:span text:style-name="T157_9">product</text:span></text:p>
          </table:table-cell>
          <table:table-cell table:style-name="Cell29">
            <text:p text:style-name="P158"><text:span text:style-name="T158_1"><text:tab/><text:tab/></text:span></text:p>
            <text:p text:style-name="P159"><text:span text:style-name="T159_1">no</text:span><text:span text:style-name="T159_2"><text:s/></text:span><text:span text:style-name="T159_3">budget</text:span><text:span text:style-name="T159_4"><text:s/></text:span><text:span text:style-name="T159_5">for</text:span><text:span text:style-name="T159_6"><text:s/><text:tab/></text:span><text:span text:style-name="T159_7">retraining</text:span></text:p>
            <text:p text:style-name="P160"><text:span text:style-name="T160_1"><text:tab/><text:tab/></text:span></text:p>
          </table:table-cell>
        </table:table-row>
      </table:table>
      <text:p text:style-name="P161"/>
      <text:h text:style-name="P162" text:outline-level="10"><text:bookmark-start text:name="h.dlxrhp3m2zgn"/><text:bookmark-end text:name="h.dlxrhp3m2zgn"/></text:h>
      <text:h text:style-name="P163" text:outline-level="10"><text:bookmark-start text:name="h.mjad59p4hn4f"/><text:bookmark-end text:name="h.mjad59p4hn4f"/><text:span text:style-name="T163_1">4.2.</text:span><text:span text:style-name="T163_2">Operating</text:span><text:span text:style-name="T163_3"><text:s/></text:span><text:span text:style-name="T163_4">Environment</text:span></text:h>
      <text:p text:style-name="P164"><text:span text:style-name="T164_1">The</text:span><text:span text:style-name="T164_2"><text:s/></text:span><text:span text:style-name="T164_3">inventory</text:span><text:span text:style-name="T164_4"><text:s/></text:span><text:span text:style-name="T164_5">server</text:span><text:span text:style-name="T164_6"><text:s/></text:span><text:span text:style-name="T164_7">is</text:span><text:span text:style-name="T164_8"><text:s/></text:span><text:span text:style-name="T164_9">running</text:span><text:span text:style-name="T164_10"><text:s/></text:span><text:span text:style-name="T164_11">and</text:span><text:span text:style-name="T164_12"><text:s/></text:span><text:span text:style-name="T164_13">start</text:span><text:span text:style-name="T164_14"><text:s/></text:span><text:span text:style-name="T164_15">the</text:span><text:span text:style-name="T164_16"><text:s/></text:span><text:span text:style-name="T164_17">POS</text:span><text:span text:style-name="T164_18"><text:s/></text:span><text:span text:style-name="T164_19">system</text:span><text:span text:style-name="T164_20">.<text:s/></text:span><text:span text:style-name="T164_21">Any</text:span><text:span text:style-name="T164_22"><text:s/></text:span><text:span text:style-name="T164_23">devices</text:span><text:span text:style-name="T164_24"><text:s/></text:span><text:span text:style-name="T164_25">that</text:span><text:span text:style-name="T164_26"><text:s/></text:span><text:span text:style-name="T164_27">have</text:span><text:span text:style-name="T164_28"><text:s/></text:span><text:span text:style-name="T164_29">permission</text:span><text:span text:style-name="T164_30"><text:s/></text:span><text:span text:style-name="T164_31">to</text:span><text:span text:style-name="T164_32"><text:s/></text:span><text:span text:style-name="T164_33">access</text:span><text:span text:style-name="T164_34"><text:s/></text:span><text:span text:style-name="T164_35">the</text:span><text:span text:style-name="T164_36"><text:s/></text:span><text:span text:style-name="T164_37">server</text:span><text:span text:style-name="T164_38"><text:s/>(<text:s/></text:span><text:span text:style-name="T164_39">devices</text:span><text:span text:style-name="T164_40"><text:s/></text:span><text:span text:style-name="T164_41">that</text:span><text:span text:style-name="T164_42"><text:s/></text:span><text:span text:style-name="T164_43">installed</text:span><text:span text:style-name="T164_44"><text:s/></text:span><text:span text:style-name="T164_45">the</text:span><text:span text:style-name="T164_46"><text:s/></text:span><text:span text:style-name="T164_47">POS</text:span><text:span text:style-name="T164_48"><text:s/></text:span><text:span text:style-name="T164_49">application</text:span><text:span text:style-name="T164_50"><text:s/>)<text:s/>.<text:s/></text:span><text:span text:style-name="T164_51">The</text:span><text:span text:style-name="T164_52"><text:s/></text:span><text:span text:style-name="T164_53">sale</text:span><text:span text:style-name="T164_54"><text:s/></text:span><text:span text:style-name="T164_55">system</text:span><text:span text:style-name="T164_56"><text:s/></text:span><text:span text:style-name="T164_57">process</text:span><text:span text:style-name="T164_58"><text:s/></text:span><text:span text:style-name="T164_59">can</text:span><text:span text:style-name="T164_60"><text:s/></text:span><text:span text:style-name="T164_61">occur</text:span><text:span text:style-name="T164_62"><text:s/></text:span><text:span text:style-name="T164_63">any</text:span><text:span text:style-name="T164_64"><text:s/></text:span><text:span text:style-name="T164_65">time</text:span><text:span text:style-name="T164_66"><text:s/></text:span><text:span text:style-name="T164_67">and</text:span><text:span text:style-name="T164_68"><text:s/></text:span><text:span text:style-name="T164_69">many</text:span><text:span text:style-name="T164_70"><text:s/></text:span><text:span text:style-name="T164_71">times</text:span><text:span text:style-name="T164_72">.<text:s/></text:span><text:span text:style-name="T164_73">The</text:span><text:span text:style-name="T164_74"><text:s/></text:span><text:span text:style-name="T164_75">system</text:span><text:span text:style-name="T164_76"><text:s/></text:span><text:span text:style-name="T164_77">updates</text:span><text:span text:style-name="T164_78"><text:s/></text:span><text:span text:style-name="T164_79">the</text:span><text:span text:style-name="T164_80"><text:s/></text:span><text:span text:style-name="T164_81">stock</text:span><text:span text:style-name="T164_82"><text:s/></text:span><text:span text:style-name="T164_83">when</text:span><text:span text:style-name="T164_84"><text:s/></text:span><text:span text:style-name="T164_85">the</text:span><text:span text:style-name="T164_86"><text:s/></text:span><text:span text:style-name="T164_87">process</text:span><text:span text:style-name="T164_88"><text:s/></text:span><text:span text:style-name="T164_89">is</text:span><text:span text:style-name="T164_90"><text:s/></text:span><text:span text:style-name="T164_91">finished</text:span><text:span text:style-name="T164_92">.<text:s/></text:span><text:span text:style-name="T164_93">The</text:span><text:span text:style-name="T164_94"><text:s/></text:span><text:span text:style-name="T164_95">system</text:span><text:span text:style-name="T164_96"><text:s/></text:span><text:span text:style-name="T164_97">need</text:span><text:span text:style-name="T164_98"><text:s/></text:span><text:span text:style-name="T164_99">the</text:span><text:span text:style-name="T164_100"><text:s/></text:span><text:span text:style-name="T164_101">connection</text:span><text:span text:style-name="T164_102"><text:s/></text:span><text:span text:style-name="T164_103">between</text:span><text:span text:style-name="T164_104"><text:s/></text:span><text:span text:style-name="T164_105">the</text:span><text:span text:style-name="T164_106"><text:s/></text:span><text:span text:style-name="T164_107">inventory</text:span><text:span text:style-name="T164_108"><text:s/></text:span><text:span text:style-name="T164_109">and</text:span><text:span text:style-name="T164_110"><text:s/></text:span><text:span text:style-name="T164_111">sale</text:span><text:span text:style-name="T164_112"><text:s/></text:span><text:span text:style-name="T164_113">system</text:span><text:span text:style-name="T164_114">.<text:s/></text:span><text:span text:style-name="T164_115">Without</text:span><text:span text:style-name="T164_116"><text:s/></text:span><text:span text:style-name="T164_117">those</text:span><text:span text:style-name="T164_118"><text:s/></text:span><text:span text:style-name="T164_119">two</text:span><text:span text:style-name="T164_120"><text:s/></text:span><text:span text:style-name="T164_121">it</text:span><text:span text:style-name="T164_122"><text:s/></text:span><text:span text:style-name="T164_123">can</text:span><text:span text:style-name="T164_124"><text:s/></text:span><text:span text:style-name="T164_125">not</text:span><text:span text:style-name="T164_126"><text:s/></text:span><text:span text:style-name="T164_127">work</text:span><text:span text:style-name="T164_128">.</text:span></text:p>
      <text:h text:style-name="P165" text:outline-level="10"><text:bookmark-start text:name="h.badjk52xxu19"/><text:bookmark-end text:name="h.badjk52xxu19"/><text:span text:style-name="T165_1">5.</text:span><text:span text:style-name="T165_2">References</text:span></text:h>
      <text:p text:style-name="P166"><text:span text:style-name="T166_1">[1]<text:s/></text:span><text:span text:style-name="T166_2"><text:a xlink:type="simple" xlink:href="http://en.wikipedia.org/wiki/Point_of_sale"><text:span text:style-name="T166_3">http</text:span></text:a></text:span><text:span text:style-name="T166_4"><text:a xlink:type="simple" xlink:href="http://en.wikipedia.org/wiki/Point_of_sale"><text:span text:style-name="T166_5">://</text:span></text:a></text:span><text:span text:style-name="T166_6"><text:a xlink:type="simple" xlink:href="http://en.wikipedia.org/wiki/Point_of_sale"><text:span text:style-name="T166_7">en</text:span></text:a></text:span><text:span text:style-name="T166_8"><text:a xlink:type="simple" xlink:href="http://en.wikipedia.org/wiki/Point_of_sale"><text:span text:style-name="T166_9">.</text:span></text:a></text:span><text:span text:style-name="T166_10"><text:a xlink:type="simple" xlink:href="http://en.wikipedia.org/wiki/Point_of_sale"><text:span text:style-name="T166_11">wikipedia</text:span></text:a></text:span><text:span text:style-name="T166_12"><text:a xlink:type="simple" xlink:href="http://en.wikipedia.org/wiki/Point_of_sale"><text:span text:style-name="T166_13">.</text:span></text:a></text:span><text:span text:style-name="T166_14"><text:a xlink:type="simple" xlink:href="http://en.wikipedia.org/wiki/Point_of_sale"><text:span text:style-name="T166_15">org</text:span></text:a></text:span><text:span text:style-name="T166_16"><text:a xlink:type="simple" xlink:href="http://en.wikipedia.org/wiki/Point_of_sale"><text:span text:style-name="T166_17">/</text:span></text:a></text:span><text:span text:style-name="T166_18"><text:a xlink:type="simple" xlink:href="http://en.wikipedia.org/wiki/Point_of_sale"><text:span text:style-name="T166_19">wiki</text:span></text:a></text:span><text:span text:style-name="T166_20"><text:a xlink:type="simple" xlink:href="http://en.wikipedia.org/wiki/Point_of_sale"><text:span text:style-name="T166_21">/</text:span></text:a></text:span><text:span text:style-name="T166_22"><text:a xlink:type="simple" xlink:href="http://en.wikipedia.org/wiki/Point_of_sale"><text:span text:style-name="T166_23">Point</text:span></text:a></text:span><text:span text:style-name="T166_24"><text:a xlink:type="simple" xlink:href="http://en.wikipedia.org/wiki/Point_of_sale"><text:span text:style-name="T166_25">_</text:span></text:a></text:span><text:span text:style-name="T166_26"><text:a xlink:type="simple" xlink:href="http://en.wikipedia.org/wiki/Point_of_sale"><text:span text:style-name="T166_27">of</text:span></text:a></text:span><text:span text:style-name="T166_28"><text:a xlink:type="simple" xlink:href="http://en.wikipedia.org/wiki/Point_of_sale"><text:span text:style-name="T166_29">_</text:span></text:a></text:span><text:span text:style-name="T166_30"><text:a xlink:type="simple" xlink:href="http://en.wikipedia.org/wiki/Point_of_sale"><text:span text:style-name="T166_31">sale</text:span></text:a></text:span></text:p>
      <text:p text:style-name="P167"><text:span text:style-name="T167_1">History</text:span><text:span text:style-name="T167_2"><text:s/></text:span><text:span text:style-name="T167_3">of</text:span><text:span text:style-name="T167_4"><text:s/></text:span><text:span text:style-name="T167_5">POS</text:span></text:p>
      <text:p text:style-name="P168"><text:span text:style-name="T168_1">[2]</text:span><text:span text:style-name="T168_2"><text:a xlink:type="simple" xlink:href="http://se.cpe.ku.ac.th/219243/templates/vision/"><text:span text:style-name="T168_3">http</text:span></text:a></text:span><text:span text:style-name="T168_4"><text:a xlink:type="simple" xlink:href="http://se.cpe.ku.ac.th/219243/templates/vision/"><text:span text:style-name="T168_5">://</text:span></text:a></text:span><text:span text:style-name="T168_6"><text:a xlink:type="simple" xlink:href="http://se.cpe.ku.ac.th/219243/templates/vision/"><text:span text:style-name="T168_7">se</text:span></text:a></text:span><text:span text:style-name="T168_8"><text:a xlink:type="simple" xlink:href="http://se.cpe.ku.ac.th/219243/templates/vision/"><text:span text:style-name="T168_9">.</text:span></text:a></text:span><text:span text:style-name="T168_10"><text:a xlink:type="simple" xlink:href="http://se.cpe.ku.ac.th/219243/templates/vision/"><text:span text:style-name="T168_11">cpe</text:span></text:a></text:span><text:span text:style-name="T168_12"><text:a xlink:type="simple" xlink:href="http://se.cpe.ku.ac.th/219243/templates/vision/"><text:span text:style-name="T168_13">.</text:span></text:a></text:span><text:span text:style-name="T168_14"><text:a xlink:type="simple" xlink:href="http://se.cpe.ku.ac.th/219243/templates/vision/"><text:span text:style-name="T168_15">ku</text:span></text:a></text:span><text:span text:style-name="T168_16"><text:a xlink:type="simple" xlink:href="http://se.cpe.ku.ac.th/219243/templates/vision/"><text:span text:style-name="T168_17">.</text:span></text:a></text:span><text:span text:style-name="T168_18"><text:a xlink:type="simple" xlink:href="http://se.cpe.ku.ac.th/219243/templates/vision/"><text:span text:style-name="T168_19">ac</text:span></text:a></text:span><text:span text:style-name="T168_20"><text:a xlink:type="simple" xlink:href="http://se.cpe.ku.ac.th/219243/templates/vision/"><text:span text:style-name="T168_21">.</text:span></text:a></text:span><text:span text:style-name="T168_22"><text:a xlink:type="simple" xlink:href="http://se.cpe.ku.ac.th/219243/templates/vision/"><text:span text:style-name="T168_23">th</text:span></text:a></text:span><text:span text:style-name="T168_24"><text:a xlink:type="simple" xlink:href="http://se.cpe.ku.ac.th/219243/templates/vision/"><text:span text:style-name="T168_25">/219243/</text:span></text:a></text:span><text:span text:style-name="T168_26"><text:a xlink:type="simple" xlink:href="http://se.cpe.ku.ac.th/219243/templates/vision/"><text:span text:style-name="T168_27">templates</text:span></text:a></text:span><text:span text:style-name="T168_28"><text:a xlink:type="simple" xlink:href="http://se.cpe.ku.ac.th/219243/templates/vision/"><text:span text:style-name="T168_29">/</text:span></text:a></text:span><text:span text:style-name="T168_30"><text:a xlink:type="simple" xlink:href="http://se.cpe.ku.ac.th/219243/templates/vision/"><text:span text:style-name="T168_31">vision</text:span></text:a></text:span><text:span text:style-name="T168_32"><text:a xlink:type="simple" xlink:href="http://se.cpe.ku.ac.th/219243/templates/vision/"><text:span text:style-name="T168_33">/</text:span></text:a></text:span></text:p>
      <text:p text:style-name="P169"><text:span text:style-name="T169_1">Vision</text:span><text:span text:style-name="T169_2"><text:s/></text:span><text:span text:style-name="T169_3">template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